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llage" table:style-name="ta1">
        <table:table-column table:style-name="co1" table:number-columns-repeated="16384" table:default-cell-style-name="ce1"/>
        <table:table-row table:style-name="ro1">
          <table:table-cell office:value-type="string" table:style-name="ce1">
            <text:p>College Name</text:p>
          </table:table-cell>
          <table:table-cell office:value-type="string" table:style-name="ce1">
            <text:p>Genders Accepted</text:p>
          </table:table-cell>
          <table:table-cell office:value-type="string" table:style-name="ce1">
            <text:p>Campus Size</text:p>
          </table:table-cell>
          <table:table-cell office:value-type="string" table:style-name="ce1">
            <text:p>Total Student Enrollments</text:p>
          </table:table-cell>
          <table:table-cell office:value-type="string" table:style-name="ce1">
            <text:p>Total Faculty</text:p>
          </table:table-cell>
          <table:table-cell office:value-type="string" table:style-name="ce1">
            <text:p>Established Year</text:p>
          </table:table-cell>
          <table:table-cell office:value-type="string" table:style-name="ce1">
            <text:p>Rating</text:p>
          </table:table-cell>
          <table:table-cell office:value-type="string" table:style-name="ce1">
            <text:p>Courses</text:p>
          </table:table-cell>
          <table:table-cell office:value-type="string" table:style-name="ce1">
            <text:p>Facilities</text:p>
          </table:table-cell>
          <table:table-cell office:value-type="string" table:style-name="ce1">
            <text:p>City</text:p>
          </table:table-cell>
          <table:table-cell office:value-type="string" table:style-name="ce1">
            <text:p>State</text:p>
          </table:table-cell>
          <table:table-cell office:value-type="string" table:style-name="ce1">
            <text:p>Country</text:p>
          </table:table-cell>
          <table:table-cell office:value-type="string" table:style-name="ce1">
            <text:p>College Type</text:p>
          </table:table-cell>
          <table:table-cell office:value-type="string" table:style-name="ce1">
            <text:p>Average Fees</text:p>
          </table:table-cell>
          <table:table-cell table:number-columns-repeated="16370"/>
        </table:table-row>
        <table:table-row table:style-name="ro1">
          <table:table-cell office:value-type="string" table:style-name="ce1">
            <text:p>National Institute of Technology Rourkela<text:s/></text:p>
          </table:table-cell>
          <table:table-cell office:value-type="string" table:style-name="ce1">
            <text:p>Co-Ed</text:p>
          </table:table-cell>
          <table:table-cell office:value-type="string" table:style-name="ce1">
            <text:p>647 Acres</text:p>
          </table:table-cell>
          <table:table-cell office:value-type="float" office:value="4811" table:style-name="ce1">
            <text:p>4811</text:p>
          </table:table-cell>
          <table:table-cell office:value-type="float" office:value="329" table:style-name="ce1">
            <text:p>329</text:p>
          </table:table-cell>
          <table:table-cell office:value-type="float" office:value="2007" table:style-name="ce1">
            <text:p>2007</text:p>
          </table:table-cell>
          <table:table-cell office:value-type="float" office:value="3.12" table:style-name="ce1">
            <text:p>3.12</text:p>
          </table:table-cell>
          <table:table-cell office:value-type="string" table:style-name="ce1">
            <text:p>B.Tech Mechanical Engineering, B.Tech Computer Science and Engineering, B.Tech Electrical Engineering, B.Tech Civil Engineering, B.Tech Electronics and Communication Engineering, B.Tech Chemical Engineering, B.Tech Metallurgical and Materials Engineering, B.Tech Electronics and Instrumentation Engineering, B.Tech Ceramic Engineering, B.Tech Mining Engineering, B.Tech Industrial Design, B.Tech Food Process Engineering, B.Tech Biomedical Engineering, B.Tech Biotechnology Engineering, B.Arch, M.Sc Chemistry Integrated, M.Sc Life Science Integrated, M.Sc Mathematics Integrated, M.Sc Physics Integrated, B.Tech and M.Tech Metallurgical and Materials Engineering, B.Tech Ceramic Engineering and M.Tech Industrial Ceramics, B.Tech and M.Tech Chemical Engineering, B.Tech and M.Tech Mining Engineering, M.Sc Applied Geology, M.Sc Atmospheric Sciences, M.Sc Chemistry, M.Sc Life Science, M.Sc Mathematics, M.Sc Physics, M.Tech Atmosphere and Ocean Science, M.Tech Biomedical Engineering, M.Tech Biotechnology Engineering, M.Tech Chemical Engineering, M.Tech Communication and Networks, M.Tech Computer Science, M.Tech Control and Automation, M.Tech Cryogenic and Vacuum Technology, M.Tech Electronics and Instrumentation Engineering, M.Tech Electronics System and Communication, M.Tech Energy and Environmental Engineering, M.Tech Food Processing Engineering, M.Tech Geotechnical Engineering, M.Tech Industrial Ceramics, M.Tech Industrial Design, M.Tech Information Security, M.Tech Machine Design and Analysis, M.Tech Metallurgical and Materials Engineering, M.Tech Microwave and Radar Engineering, M.Tech Mining Engineering, M.Tech Power Electronics and Drives, M.Tech Power Systems Engineering, M.Tech Production Engineering, M.Tech Research Biotechnology and Medical Engineering, M.Tech Research Ceramic Engineering, M.Tech Research Chemical Engineering, M.Tech Research Chemistry, M.Tech Research Civil Engineering, M.Tech Research Computer Science and Engineering, M.Tech Research Earth and Atmospheric Sciences, M.Tech Research Electrical Engineering, M.Tech Research Electronics and Communication Engineering, M.Tech Research Food Process Engineering, M.Tech Research Humanities and Social Sciences, M.Tech Research Industrial Design, M.Tech Research Life Science, M.Tech Research Management, M.Tech Research Mathematics, M.Tech Research Mechanical Engineering, M.Tech Research Metallurgical and Materials Engineering, M.Tech Research Mining Engineering, M.Tech Research Physics, M.Tech Research Planning and Architecture, M.Tech Signal and Image Processing, M.Tech Software Engineering, M.Tech Structural Engineering, M.Tech Thermal Engineering, M.Tech Transportation Engineering, M.Tech VLSI Design and Embedded Systems, M.Tech Water Resources Engineering, MA Development Studies, MBA, Ph.D Biotechnology and Medical Engineering, Ph.D Ceramic Engineering, Ph.D Chemical Engineering, Ph.D Chemistry, Ph.D Civil Engineering, Ph.D Computer Science and Engineering, Ph.D Earth and Atmospheric Sciences, Ph.D Electrical Engineering, Ph.D Electronics and Communication Engineering, Ph.D Food Process Engineering, Ph.D Humanities and Social Sciences, Ph.D Industrial Design, Ph.D Life Science, Ph.D Management, Ph.D Mathematics, Ph.D Mechanical Engineering, Ph.D Metallurgical and Materials Engineering, Ph.D Mining Engineering, Ph.D Physics and Astronomy, Ph.D Planning and Architecture</text:p>
          </table:table-cell>
          <table:table-cell office:value-type="string" table:style-name="ce1">
            <text:p>Boys Hostel, Girls Hostel, Gym, Library, Sports, Cafeteria, Medical/Hospital, Wifi, IT Infrastructure, Laboratories, Swimming Pool, Convenience Store, Alumni Associations, Guest Room, Banks Facilities</text:p>
          </table:table-cell>
          <table:table-cell office:value-type="string" table:style-name="ce1">
            <text:p>Rourkela</text:p>
          </table:table-cell>
          <table:table-cell office:value-type="string" table:style-name="ce1">
            <text:p>Odisha</text:p>
          </table:table-cell>
          <table:table-cell office:value-type="string" table:style-name="ce1">
            <text:p>India</text:p>
          </table:table-cell>
          <table:table-cell office:value-type="string" table:style-name="ce1">
            <text:p>Public/Government</text:p>
          </table:table-cell>
          <table:table-cell office:value-type="float" office:value="350600" table:style-name="ce1">
            <text:p>350600</text:p>
          </table:table-cell>
          <table:table-cell table:number-columns-repeated="16370"/>
        </table:table-row>
        <table:table-row table:style-name="ro1">
          <table:table-cell office:value-type="string" table:style-name="ce1">
            <text:p>Visvesvaraya National Institute of Technology Nagpur<text:s/></text:p>
          </table:table-cell>
          <table:table-cell office:value-type="string" table:style-name="ce1">
            <text:p>Co-Ed</text:p>
          </table:table-cell>
          <table:table-cell office:value-type="string" table:style-name="ce1">
            <text:p>215 Acres</text:p>
          </table:table-cell>
          <table:table-cell office:value-type="float" office:value="1071" table:style-name="ce1">
            <text:p>1071</text:p>
          </table:table-cell>
          <table:table-cell office:value-type="float" office:value="192" table:style-name="ce1">
            <text:p>192</text:p>
          </table:table-cell>
          <table:table-cell office:value-type="float" office:value="2007" table:style-name="ce1">
            <text:p>2007</text:p>
          </table:table-cell>
          <table:table-cell table:style-name="ce1"/>
          <table:table-cell office:value-type="string" table:style-name="ce1">
            <text:p>B.Tech Computer Science Engineering, B.Tech Electrical and Electronics Engineering, B.Tech Electronics and Communication Engineering, B.Tech Mechanical Engineering, B.Tech Chemical Engineering, B.Tech Civil Engineering, B.Tech Metallurgical and Materials Engineering, B.Arch, B.Tech Mining Engineering, M.Sc Chemistry, M.Sc Mathematics, M.Sc Physics, M.Tech CAD CAM, M.Tech Chemical Engineering, M.Tech Communication System Engineering, M.Tech Computer Science Engineering, M.Tech Construction Technology and Management, M.Tech Environmental Engineering, M.Tech Excavation Engineering, M.Tech Geotechnical Engineering, M.Tech Heat Power Engineering, M.Tech Industrial Engineering, M.Tech Integrated Power System, M.Tech Materials Engineering, M.Tech Power Electronics and Drives, M.Tech Structural Dynamics and Earthquake Engineering, M.Tech Structural Engineering, M.Tech Transportation Engineering, M.Tech Urban Planning, M.Tech VLSI Design, M.Tech Water Resource Engineering, Ph.D Applied Mechanics, Ph.D Architecture and Planning, Ph.D Chemical Engineering, Ph.D Chemistry, Ph.D Civil Engineering, Ph.D Computer Science and Engineering, Ph.D Electrical and Electronics Engineering, Ph.D Electronics and Communication Engineering, Ph.D Humanities and Social Sciences, Ph.D Materials Engineering, Ph.D Mathematics, Ph.D Mechanical Engineering, Ph.D Metallurgy and Materials Engineering, Ph.D Mining Engineering, Ph.D Physics</text:p>
          </table:table-cell>
          <table:table-cell office:value-type="string" table:style-name="ce1">
            <text:p>Boys Hostel, Girls Hostel, Gym, Library, Sports, Cafeteria, Auditorium, Medical/Hospital, Wifi, IT Infrastructure, Laboratories, Alumni Associations, Guest Room</text:p>
          </table:table-cell>
          <table:table-cell office:value-type="string" table:style-name="ce1">
            <text:p>Nagpur</text:p>
          </table:table-cell>
          <table:table-cell office:value-type="string" table:style-name="ce1">
            <text:p>Maharashtra</text:p>
          </table:table-cell>
          <table:table-cell office:value-type="string" table:style-name="ce1">
            <text:p>India</text:p>
          </table:table-cell>
          <table:table-cell office:value-type="string" table:style-name="ce1">
            <text:p>Public/Government</text:p>
          </table:table-cell>
          <table:table-cell office:value-type="float" office:value="273596.6667" table:style-name="ce1">
            <text:p>273596.6667</text:p>
          </table:table-cell>
          <table:table-cell table:number-columns-repeated="16370"/>
        </table:table-row>
        <table:table-row table:style-name="ro1">
          <table:table-cell office:value-type="string" table:style-name="ce1">
            <text:p>Netaji Subhas University of Technology</text:p>
          </table:table-cell>
          <table:table-cell office:value-type="string" table:style-name="ce1">
            <text:p>Co-Ed</text:p>
          </table:table-cell>
          <table:table-cell office:value-type="string" table:style-name="ce1">
            <text:p>145 Acres</text:p>
          </table:table-cell>
          <table:table-cell office:value-type="float" office:value="3759" table:style-name="ce1">
            <text:p>3759</text:p>
          </table:table-cell>
          <table:table-cell office:value-type="float" office:value="101" table:style-name="ce1">
            <text:p>101</text:p>
          </table:table-cell>
          <table:table-cell office:value-type="float" office:value="2018" table:style-name="ce1">
            <text:p>2018</text:p>
          </table:table-cell>
          <table:table-cell table:style-name="ce1"/>
          <table:table-cell office:value-type="string" table:style-name="ce1">
            <text:p>B.Tech Computer Engineering, B.Tech Electronics and Communication Engineering, B.Tech Instrumentation and Control Engineering, B.Tech Biotechnology, B.Tech Information Technology, B.Tech Manufacturing Process and Automation Engineering, B.Tech Mechanical Engineering, BBA, MBA, M.Tech Biochemical Engineering, M.Tech Bioinformatics, M.Tech CAD CAM, M.Tech Computer Engineering, M.Tech Embedded System and VLSI, M.Tech Industrial Electronics, M.Tech Manufacturing Process and Automation Engineering, M.Tech Mechatronics, M.Tech Nanotechnology, M.Tech Process Control, M.Tech Production Engineering, M.Tech Signal Processing, Master of Engineering and Management, Ph.D Management Studies, M.Tech Computer Engineering Part Time, M.Tech Process Control Part Time, M.Tech Signal Processing Part Time, B.Tech Computer Science and Engineering with Specialisation in Artificial Intelligence, B.Tech Electrical Engineering, B.Tech Mathematics and Computing, Ph.D Biotechnology, Ph.D Chemistry, Ph.D Computer Engineering, Ph.D Electronics and Communication Engineering, Ph.D Humanities and Social Sciences, Ph.D Information Technology, Ph.D Instrumentation and Control Engineering, Ph.D Manufacturing Process and Automation Engineering, Ph.D Mathematics, Ph.D Physics</text:p>
          </table:table-cell>
          <table:table-cell office:value-type="string" table:style-name="ce1">
            <text:p>Boys Hostel, Girls Hostel, Gym, Library, Sports, Cafeteria, Medical/Hospital, Wifi, IT Infrastructure, Laboratories, Convenience Store, Alumni Associations</text:p>
          </table:table-cell>
          <table:table-cell office:value-type="string" table:style-name="ce1">
            <text:p>New Delhi</text:p>
          </table:table-cell>
          <table:table-cell office:value-type="string" table:style-name="ce1">
            <text:p>Delhi</text:p>
          </table:table-cell>
          <table:table-cell office:value-type="string" table:style-name="ce1">
            <text:p>India</text:p>
          </table:table-cell>
          <table:table-cell office:value-type="string" table:style-name="ce1">
            <text:p>Public/Government</text:p>
          </table:table-cell>
          <table:table-cell office:value-type="float" office:value="352320" table:style-name="ce1">
            <text:p>352320</text:p>
          </table:table-cell>
          <table:table-cell table:number-columns-repeated="16370"/>
        </table:table-row>
        <table:table-row table:style-name="ro1">
          <table:table-cell office:value-type="string" table:style-name="ce1">
            <text:p>Birla Institute of Technology</text:p>
          </table:table-cell>
          <table:table-cell office:value-type="string" table:style-name="ce1">
            <text:p>Co-Ed</text:p>
          </table:table-cell>
          <table:table-cell office:value-type="string" table:style-name="ce1">
            <text:p>980 Acres</text:p>
          </table:table-cell>
          <table:table-cell office:value-type="float" office:value="4506" table:style-name="ce1">
            <text:p>4506</text:p>
          </table:table-cell>
          <table:table-cell office:value-type="float" office:value="284" table:style-name="ce1">
            <text:p>284</text:p>
          </table:table-cell>
          <table:table-cell office:value-type="float" office:value="1955" table:style-name="ce1">
            <text:p>1955</text:p>
          </table:table-cell>
          <table:table-cell table:style-name="ce1"/>
          <table:table-cell office:value-type="string" table:style-name="ce1">
            <text:p>B.Tech Computer Science Engineering, B.Tech Electronics and Communication Engineering, B.Tech Mechanical Engineering, MBA, B.Pharma, B.Tech Biotechnology Engineering, B.Tech Chemical Engineering, B.Tech Civil Engineering, B.Tech Computer Science and Engineering, B.Tech Electrical and Electronics Engineering, B.Tech Electrical and Electronics Engineering, B.Tech Electronics and Communication Engineering, B.Tech Information Technology, B.Tech Mechanical Engineering, B.Tech Polymer and Plastic Engineering, B.Tech Production Engineering, B.Tech Production Engineering, BE Civil Engineering, BE Computer Science and Engineering, BE Electrical and Electronics Engineering, BE Electronics and Communication Engineering, BE Mechanical Engineering, BHMCT, Diploma in Automobile Engineering, Diploma in Mechanical Engineering, MBA, MCA, MCA, MBA, MBA II Shift, MCA, MCA II Shift, B.Arch, B.Sc Medical Lab Technology, Diploma in Computer Engineering, Diploma in Electrical and Electronics Engineering, Diploma in Electronics Engineering, Diploma in Manufacturing Engineering, M.Sc Biotechnology, M.Tech Automated Manufacturing Systems, M.Sc Geoinformatics, M.Pharma Clinical Research, M.Pharma Pharmaceutical Chemistry, M.Pharma Pharmaceutics, M.Pharma Pharmacognosy, M.Pharma Pharmacology, M.Pharma Quality Assurance and Regulatory Affairs, M.Tech Biotechnology Engineering, M.Tech Computer Aided Analysis and Design, M.Tech Computer Science and Engineering, M.Tech Computer Science and Engineering, M.Tech Energy Technology, M.Tech Environmental Science and Engineering, M.Tech Information Security, M.Tech Information Technology, M.Tech Nanoscience and Technology, M.Tech Power Electronics, M.Tech Remote Sensing, M.Tech Wireless Communication, ME Wireless Communications, M.Tech Computer Science Engineering, M.Sc Applied Chemistry, M.Sc Applied Mathematics, M.Sc Applied Physics, M.Tech Software Engineering, M.Tech Control System, M.Tech Design of Mechanical Equipment, M.Tech Heat Power Engineering, M.Tech Microwave Engineering, M.Tech Power System, M.Tech Rocket Propulsion, M.Tech Soil Mechanics and Foundation Engineering, M.Tech Structural Engineering, B.Arch, B.Sc Animation and Multimedia, B.Sc Animation and Multimedia, Bachelor of Business Economics, BBA, BBA, BBA, BBA, BBA, BBA, BBA, BCA, BCA, BCA, BCA, BCA, BCA, BCA, BE Computer Science and Engineering, BE Electrical and Electronics Engineering, BE Electronics and Communication Engineering, BE Information Technology, BE Production Engineering, M.Sc Animation Design, M.Sc Chemistry Integrated, M.Sc Food Technology Integrated, M.Sc Information Technology, M.Sc Mathematics and Computing Integrated, M.Sc Mathematics Integrated, M.Sc Physics Integrated, M.Tech Biotechnology, M.Tech Computer Science, M.Tech Computer Science Engineering, M.Tech Computer Science Engineering Part Time, MBA, MBA, MBA Integrated, MBA Part Time, MCA, MCA, MCA, MCA Integrated, MCA Integrated, ME Wireless Communication, Ph.D Animation and Multimedia, Ph.D Animation and Multimedia, Ph.D Applied Chemistry, Ph.D Applied Chemistry, Ph.D Applied Mathematics, Ph.D Applied Mathematics, Ph.D Applied Mathematics, Ph.D Applied Mathematics Part Time, Ph.D Applied Physics, Ph.D Applied Physics, Ph.D Automated Manufacturing Systems, Ph.D Bioinformatics, Ph.D Biomedical Instrumentation, Ph.D Biotechnology, Ph.D Biotechnology, Ph.D Biotechnology Engineering, Ph.D Chemical Engineering, Ph.D Chemistry, Ph.D Civil Engineering, Ph.D Clinical Research, Ph.D Computer Aided Analysis and Design, Ph.D Computer Application, Ph.D Computer Science, Ph.D Computer Science and Engineering, Ph.D Computer Science and Engineering, Ph.D Computer Science and Engineering, Ph.D Computer Science and Engineering, Ph.D Computer Science and Engineering, Ph.D Computer Science Part Time, Ph.D Control Systems, Ph.D Electrical and Electronics Engineering, Ph.D Electrical and Electronics Engineering, Ph.D Electronics and Communication Engineering, Ph.D Electronics and Communication Engineering, Ph.D Electronics and Communication Engineering, Ph.D Electronics and Communication Engineering, Ph.D Environmental Science and Engineering, Ph.D Food Technology, Ph.D Geoinformatics, Ph.D Information Science, Ph.D Information Technology, Ph.D Management, Ph.D Management, Ph.D Management, Ph.D Management Part Time, Ph.D Management Studies, Ph.D Management Studies, Ph.D Management Studies, Ph.D Mathematics, Ph.D Mathematics, Ph.D Mechanical Engineering, Ph.D Mechanical Engineering, Ph.D Mechanical Engineering Part Time, Ph.D Nanoscience and Technology, Ph.D Pharmaceutical Chemistry, Ph.D Pharmaceutics, Ph.D Pharmacognosy, Ph.D Pharmacology, Ph.D Physics, Ph.D Power Electronics, Ph.D Power Systems, Ph.D Production Engineering, Ph.D Quality Assurance and Regulatory Affairs, Ph.D Remote Sensing, Ph.D Software Engineering, Ph.D Soil Mechanics and Foundation Engineering, Ph.D Space Engineering and Rocketry, Ph.D Structural Engineering, Ph.D Town Planning</text:p>
          </table:table-cell>
          <table:table-cell office:value-type="string" table:style-name="ce1">
            <text:p>Boys Hostel, Girls Hostel, Gym, Library, Sports, Cafeteria, Auditorium, Medical/Hospital, IT Infrastructure, Transport, Laboratories, Convenience Store, Alumni Associations, Guest Room, Banks Facilities</text:p>
          </table:table-cell>
          <table:table-cell office:value-type="string" table:style-name="ce1">
            <text:p>Ranchi</text:p>
          </table:table-cell>
          <table:table-cell office:value-type="string" table:style-name="ce1">
            <text:p>Jharkhand</text:p>
          </table:table-cell>
          <table:table-cell office:value-type="string" table:style-name="ce1">
            <text:p>India</text:p>
          </table:table-cell>
          <table:table-cell office:value-type="string" table:style-name="ce1">
            <text:p>Private</text:p>
          </table:table-cell>
          <table:table-cell office:value-type="float" office:value="596686.04650000005" table:style-name="ce1">
            <text:p>596686.0465</text:p>
          </table:table-cell>
          <table:table-cell table:number-columns-repeated="16370"/>
        </table:table-row>
        <table:table-row table:style-name="ro1">
          <table:table-cell office:value-type="string" table:style-name="ce1">
            <text:p>International Institute of Information Technology</text:p>
          </table:table-cell>
          <table:table-cell office:value-type="string" table:style-name="ce1">
            <text:p>Co-Ed</text:p>
          </table:table-cell>
          <table:table-cell office:value-type="string" table:style-name="ce1">
            <text:p>66 Acres</text:p>
          </table:table-cell>
          <table:table-cell office:value-type="float" office:value="1721" table:style-name="ce1">
            <text:p>1721</text:p>
          </table:table-cell>
          <table:table-cell office:value-type="float" office:value="85" table:style-name="ce1">
            <text:p>85</text:p>
          </table:table-cell>
          <table:table-cell office:value-type="float" office:value="2001" table:style-name="ce1">
            <text:p>2001</text:p>
          </table:table-cell>
          <table:table-cell office:value-type="float" office:value="3.05" table:style-name="ce1">
            <text:p>3.05</text:p>
          </table:table-cell>
          <table:table-cell office:value-type="string" table:style-name="ce1">
            <text:p>B.Tech Computer Science and Engineering, M.Tech Computer Science and Engineering, B.Tech Electronics and Communication Engineering, M.Tech Computer Science and Information Security, M.Tech VLSI and Embedded Systems, M.Tech Computer Aided Structural Engineering, M.Tech Bioinformatics, M.Tech Artificial Intelligence, B.Tech and MS by Research Computer Science and Engineering, B.Tech and MS by Research Electronics and Communication Engineering, B.Tech Civil Engineering and MS by Research Building Science and Engineering, B.Tech Computer Science and MS by Research Computational Linguistics, B.Tech Computer Science and MS by Research Computational Natural Sciences, B.Tech Computer Science and MS by Research Exact Humanities, B.Tech CSE and MS by Research Computer Science and Engineering Lateral Entry, B.Tech CSE and MS by Research Electronics and Communication Engineering Lateral Entry, M.Phil Computational Linguistics, MS Bioinformatics, MS Civil Engineering, MS Computational Linguistics, MS Computational Natural Sciences, MS Computer Science and Engineering, MS Electronics and Communication Engineering, MS IT in Building Science, Ph.D Bioinformatics, Ph.D Civil Engineering, Ph.D Cognitive Science, Ph.D Computational Linguistics, Ph.D Computational Natural Sciences, Ph.D Computer Science and Engineering, Ph.D Electronics and Communication Engineering, Ph.D Exact Humanities, Ph.D IT in Building Science, Ph.D Spatial Informatics</text:p>
          </table:table-cell>
          <table:table-cell office:value-type="string" table:style-name="ce1">
            <text:p>Boys Hostel, Girls Hostel, Gym, Library, Sports, Cafeteria, IT Infrastructure, Laboratories, Convenience Store, Banks Facilities</text:p>
          </table:table-cell>
          <table:table-cell office:value-type="string" table:style-name="ce1">
            <text:p>Hyderabad</text:p>
          </table:table-cell>
          <table:table-cell office:value-type="string" table:style-name="ce1">
            <text:p>Telangana</text:p>
          </table:table-cell>
          <table:table-cell office:value-type="string" table:style-name="ce1">
            <text:p>India</text:p>
          </table:table-cell>
          <table:table-cell office:value-type="string" table:style-name="ce1">
            <text:p>Private</text:p>
          </table:table-cell>
          <table:table-cell office:value-type="float" office:value="756666.66669999994" table:style-name="ce1">
            <text:p>756666.6667</text:p>
          </table:table-cell>
          <table:table-cell table:number-columns-repeated="16370"/>
        </table:table-row>
        <table:table-row table:style-name="ro1">
          <table:table-cell office:value-type="string" table:style-name="ce1">
            <text:p>BMS College of Engineering</text:p>
          </table:table-cell>
          <table:table-cell office:value-type="string" table:style-name="ce1">
            <text:p>Co-Ed</text:p>
          </table:table-cell>
          <table:table-cell office:value-type="string" table:style-name="ce1">
            <text:p>15 Acres</text:p>
          </table:table-cell>
          <table:table-cell office:value-type="float" office:value="5610" table:style-name="ce1">
            <text:p>5610</text:p>
          </table:table-cell>
          <table:table-cell office:value-type="float" office:value="298" table:style-name="ce1">
            <text:p>298</text:p>
          </table:table-cell>
          <table:table-cell office:value-type="float" office:value="1946" table:style-name="ce1">
            <text:p>1946</text:p>
          </table:table-cell>
          <table:table-cell office:value-type="float" office:value="3.83" table:style-name="ce1">
            <text:p>3.83</text:p>
          </table:table-cell>
          <table:table-cell office:value-type="string" table:style-name="ce1">
            <text:p>BE Civil Engineering, BE Computer Science and Engineering, BE Electronics and Communication Engineering, BE Information Science and Engineering, BE Mechanical Engineering, MBA, BE Aerospace Engineering, BE Biotechnology Engineering, BE Chemical Engineering, BE Computer Science and Engineering Part Time, BE Electrical and Electronics Engineering, BE Electronics and Instrumentation Engineering, BE Industrial Engineering and Management, BE Medical Electronics Engineering, BE Telecommunication Engineering, MCA, M.Tech Manufacturing Science and Engineering, M.Tech Biochemical Engineering, M.Tech Biomedical Signal Processing and Instrumentation, M.Tech Computer Networking and Engineering, M.Tech Computer Science Engineering, M.Tech Construction Technology, M.Tech Digital Communication, M.Tech Electronics Engineering, M.Tech Environmental Engineering, M.Tech Machine Design, M.Tech Power Electronics, M.Tech Thermal Engineering, M.Tech Transportation Engineering and Management, M.Tech VLSI and Embedded Systems, Ph.D Architecture, Ph.D Biotechnology Engineering, Ph.D Chemical Engineering, Ph.D Chemistry, Ph.D Civil Engineering, Ph.D Computer Science and Engineering, Ph.D Electrical and Electronics Engineering, Ph.D Electronics and Communication Engineering, Ph.D Industrial Engineering and Management, Ph.D Information Science and Engineering, Ph.D Management Studies, Ph.D Mathematics, Ph.D Mechanical Engineering, Ph.D Physics, Ph.D Telecommunication Engineering</text:p>
          </table:table-cell>
          <table:table-cell office:value-type="string" table:style-name="ce1">
            <text:p>Boys Hostel, Girls Hostel, Gym, Library, Sports, Cafeteria, Auditorium, Medical/Hospital, Wifi, IT Infrastructure, Laboratories, Alumni Associations</text:p>
          </table:table-cell>
          <table:table-cell office:value-type="string" table:style-name="ce1">
            <text:p>Bengaluru</text:p>
          </table:table-cell>
          <table:table-cell office:value-type="string" table:style-name="ce1">
            <text:p>Karnataka</text:p>
          </table:table-cell>
          <table:table-cell office:value-type="string" table:style-name="ce1">
            <text:p>India</text:p>
          </table:table-cell>
          <table:table-cell office:value-type="string" table:style-name="ce1">
            <text:p>Private</text:p>
          </table:table-cell>
          <table:table-cell office:value-type="float" office:value="71558.666670000006" table:style-name="ce1">
            <text:p>71558.66667</text:p>
          </table:table-cell>
          <table:table-cell table:number-columns-repeated="16370"/>
        </table:table-row>
        <table:table-row table:style-name="ro1">
          <table:table-cell office:value-type="string" table:style-name="ce1">
            <text:p>Institute of Chemical Technology</text:p>
          </table:table-cell>
          <table:table-cell office:value-type="string" table:style-name="ce1">
            <text:p>Co-Ed</text:p>
          </table:table-cell>
          <table:table-cell office:value-type="string" table:style-name="ce1">
            <text:p>16 Acres</text:p>
          </table:table-cell>
          <table:table-cell office:value-type="float" office:value="1753" table:style-name="ce1">
            <text:p>1753</text:p>
          </table:table-cell>
          <table:table-cell office:value-type="float" office:value="116" table:style-name="ce1">
            <text:p>116</text:p>
          </table:table-cell>
          <table:table-cell office:value-type="float" office:value="2008" table:style-name="ce1">
            <text:p>2008</text:p>
          </table:table-cell>
          <table:table-cell office:value-type="float" office:value="3.77" table:style-name="ce1">
            <text:p>3.77</text:p>
          </table:table-cell>
          <table:table-cell office:value-type="string" table:style-name="ce1">
            <text:p>BE Chemical Engineering, B.Tech Fibres and Textiles Processing Technology, B.Pharma, M.Tech Bioprocess Technology, M.Tech Green Technology Sponsored, Master of Chemical Engineering, PG Diploma in Chemical Technology Management, ME Plastic Engineering, M.Sc Chemistry, M.Sc Engineering Mathematics, M.Sc Physics, M.Sc Textile Chemistry, B.Tech Dyestuff and Intermediates Technology, B.Tech Pharmaceutical Chemistry and Technology, M.Pharma Pharmaceutics, M.Tech Dyestuff Technology, M.Tech Fibres and Textiles Processing Technology, M.Tech Green Technology, M.Tech Oils Oleochemicals and Surfactants Technology, M.Tech Perfumery and Flavour Technology, M.Tech Pharmaceutical Chemistry and Technology, M.Tech Polymer Engineering and Technology, M.Tech Surface Coating Technology, B.Tech Food Engineering and Technology, B.Tech Oils Oleochemicals and Surfactants Technology, B.Tech Polymer Engineering and Technology, B.Tech Surface Coating Technology, M.Pharma Pharmaceutical Chemistry Part Time, M.Tech Food Biotechnology, M.Tech Food Engineering and Technology Sponsored, M.Tech Oils Oleochemicals and Surfactants Sponsored, M.Tech Perfumery and Flavour Technology Sponsored, M.Tech Pharmaceutical Chemistry and Technology Sponsored, M.Tech Polymer Engineering and Technology Sponsored, M.Tech Surface Coating Technology Sponsored, ME Plastic Engineering Sponsored, M.Pharma Medical Pharmaceutical Chemistry, M.Pharma Medicinal Natural Products, M.Pharma Pharmaceutical Science, M.Pharma Pharmaceutical Technology, M.Tech Dyestuff Technology Sponsored, M.Tech Fibers and Textiles Processing Technology Sponsored, M.Tech Food Engineering and Technology, Master of Chemical Engineering Sponsored, Ph.D Agro Chemical Engineering, Ph.D Biochemistry, Ph.D Bioprocess Technology, Ph.D Biotechnology, Ph.D Chemical Engineering, Ph.D Chemistry, Ph.D Civil Engineering, Ph.D Dyestuff Technology, Ph.D Electrical Engineering, Ph.D Electronics Engineering, Ph.D Energy Engineering, Ph.D Fibres and Textile Processing Technology, Ph.D Food Biotechnology, Ph.D Food Engineering and Technology, Ph.D Food Science, Ph.D Green Technology, Ph.D Lipid Engineering, Ph.D Mathematics, Ph.D Mechanical Engineering, Ph.D Nanotechnology, Ph.D Oils Oleochemicals and Surfactants Technology, Ph.D Perfumery and Flavour Technology, Ph.D Petrochemical Engineering, Ph.D Pharmaceutical Chemistry, Ph.D Pharmaceutical Technology, Ph.D Pharmaceutics, Ph.D Pharmacognosy, Ph.D Pharmacology, Ph.D Physics, Ph.D Plastic Engineering, Ph.D Polymer Engineering and Technology, Ph.D Surface Coating Technology, Ph.D Textile Chemistry</text:p>
          </table:table-cell>
          <table:table-cell office:value-type="string" table:style-name="ce1">
            <text:p>Boys Hostel, Girls Hostel, Gym, Library, Sports, Cafeteria, Auditorium, Medical/Hospital, Wifi, IT Infrastructure, Laboratories, Alumni Associations, Guest Room</text:p>
          </table:table-cell>
          <table:table-cell office:value-type="string" table:style-name="ce1">
            <text:p>Mumbai</text:p>
          </table:table-cell>
          <table:table-cell office:value-type="string" table:style-name="ce1">
            <text:p>Maharashtra</text:p>
          </table:table-cell>
          <table:table-cell office:value-type="string" table:style-name="ce1">
            <text:p>India</text:p>
          </table:table-cell>
          <table:table-cell office:value-type="string" table:style-name="ce1">
            <text:p>Public/Government</text:p>
          </table:table-cell>
          <table:table-cell office:value-type="float" office:value="189512.8205" table:style-name="ce1">
            <text:p>189512.8205</text:p>
          </table:table-cell>
          <table:table-cell table:number-columns-repeated="16370"/>
        </table:table-row>
        <table:table-row table:style-name="ro1">
          <table:table-cell office:value-type="string" table:style-name="ce1">
            <text:p>Banaras Hindu University</text:p>
          </table:table-cell>
          <table:table-cell office:value-type="string" table:style-name="ce1">
            <text:p>Co-Ed</text:p>
          </table:table-cell>
          <table:table-cell office:value-type="string" table:style-name="ce1">
            <text:p>1300 Acres</text:p>
          </table:table-cell>
          <table:table-cell office:value-type="float" office:value="27946" table:style-name="ce1">
            <text:p>27946</text:p>
          </table:table-cell>
          <table:table-cell office:value-type="float" office:value="1637" table:style-name="ce1">
            <text:p>1637</text:p>
          </table:table-cell>
          <table:table-cell office:value-type="float" office:value="1916" table:style-name="ce1">
            <text:p>1916</text:p>
          </table:table-cell>
          <table:table-cell office:value-type="float" office:value="3.41" table:style-name="ce1">
            <text:p>3.41</text:p>
          </table:table-cell>
          <table:table-cell office:value-type="string" table:style-name="ce1">
            <text:p>BA Social Science, BA, B.Com, BA Hons, BA Social Science Hons, B.Com Hons, BA, M.Com, MA Hindi, B.Sc Agriculture Hons, BA LLB Hons, M.Sc Mathematics, MA Mathematics, B.Ed, MBBS, BFA, M.Sc Chemistry, M.Sc Physics, MA Ancient Indian History, Culture and Archaeology, MA Bengali, MA Economics, MA English, MA History, MA Indian Philosophy and Religion, MA Philosophy, MA Political Science, MA Sanskrit, MA Sociology, M.Com, MA AIHC and Archaeology, MA Economics, MA English, MA Hindi, MA History, MA Political Science, MA Psychology, MA Sociology, MA Geography, BDS, B.Sc Nursing, Diploma in Statistics and Computing, PGD in Law, M.Sc Home Science, MA Home Science, M.Sc Botany, M.Sc Psychology, M.Sc Statistics, M.Sc Zoology, MA Psychology, MA Statistics, MA Urdu, B.Com Financial Markets Management Hons, B.P.Ed, Diploma in Vastu Shastra Evam Jyotish Part Time, MA Energy Economics, Diploma in Office Management and Business Communications Part Time, Diploma in Tourism Management Part Time, MA Conflict Management and Development, MA Social Work, MBA, MBA International Business, PG Diploma in Conflict Management and Development, BAMS, M.Sc Geology, MA History of Art, MA Linguistics, MA Nepali, M.P.Ed, M.Sc Mathematics and Computing, M.Sc Statistics and Computing, PG Diploma in Counselling and Psychotherapy, PG Diploma in Remote Sensing and GIS, M.Ed, M.Lib.I.Sc, MA Mass Communication, MA Public Administration, MA Pali, M.Sc Geography, MA Kannada, MA Marathi, MA Telugu, M.Sc Applied Microbiology, B.Pharma Ayurveda, Diploma in Seed Technology, M.Sc Forensic Science, MA Anthropology, MA Education, MA English, MA Hindi, MA Integrated Rural Development and Management, MA Psychology, MA Sociology, MD Anaesthesiology, PG Diploma in Bhojpuri and Janpadiya Adhyayan Part Time, PG Diploma in Indian Philosophy and Religion, M.Sc Computer Science, MFA Applied Arts, M.Sc Food Science and Technology, Master of Agribusiness Management, PG Diploma in Counselling Guidance and Psychological Intervention, PG Diploma in Gender and Women Studies, MA Prayojanmulak Hindi Patrakarita, M.Sc Biochemistry, MFA Painting, BOT, BPT, LLM One Year, M.Sc Computational Science and Applications in Signal Processing, MA Home Science, MA Social Exclusion and Inclusive Policy, MS General Surgery, PG Diploma in Hindi Journalism, PG Diploma in Population Studies, MA Arabic, MA Chinese, MA French, MA German, MA Persian, MA Russian, MD General Medicine, MPA Vocal Music, BPA Bharatanatyam, BPA Instrumental Flute, BPA Instrumental Sitar, BPA Instrumental Tabla, BPA Instrumental Violin, BPA Kathak, BPA Vocal North Indian Classical Music, MA Manuscriptology and Paleography, Master of Personnel Management and Industrial Relations, PG Diploma in Chromosomal Genetic and Molecular Diagnostic, M.Ed Special Education, M.Tech Soil and Water Conservation Engineering, MFA Plastic Arts, Master of Corporate Communication Management, MD Paediatrics, MPA Bharatanatyam, MPA Kathak, MS Obstetrics and Gynaecology, MTTM, MA Museology, MPA Sitar, MPA Tabla, MD Radiodiagnosis, MPA Flute, MPA Violin, MS Ophthalmology, MS Orthopaedics, MD Pathology, MD Shalya Ksharasutra evam Anu Shastra Karma, MFA Pottery and Ceramics, MFA Textile Design, DM Cardiology, DM Neurology, M.Ch Surgical Oncology, Master of Business Economics and Management, MD Dermatology, Venereology and Leprosy, MD Kayachikitsa, MD Psychiatry, MD Radiotherapy, MD Tuberculosis and Respiratory Diseases, MS ENT, MS Prasuti Tantra, MS Shalya Tantra, PG Diploma in Agni Karma and Jalauka Vacharan, PG Diploma in Ayurvedic Drug Standardization Self Finance, PG Diploma in Kshar Karma, PG Diploma in Maternal Healthcare Self Finance, PG Diploma in Panchakarma Self Finance, DM Gastroenterology, M.Ch Neurosurgery, M.Ch Pediatric Surgery, M.Ch Plastic Surgery, MD Ayurved Samhita and Siddhant, MD Microbiology, MD Pharmacology, MD Social Preventive and Community Medicine, PG Diploma in Vikiran Avam Chhaya, MD Biochemistry, MD Dravyaguna, MD Forensic Medicine and Toxicology, MD Kaumarbhritya, MD Physiology, MD Rasashastra and Bhaishajya Kalpana, MDS Orthodontics, MDS Prosthodontics, MS Anatomy, DM Endocrinology, DM Nephrology, M.Ch Urology and Genitourinary Surgery, MD Kriya Sharir, MD Rachana Sharir, MD Roganidan, MD Sangyaharan, MDS Conservative Dentistry, MDS Oral Surgery, MDS Periodontics, MS Shalakya Tantra, PG Diploma in Sangyaharan, PG Diploma in Kaumarbhritya, M.Ch Cardio Thoracic Surgery, MD Biophysics, MD Manas Roga, MD Swasthavritta and Yoga, PG Diploma in Anaesthesia, B.Com, B.Com Hons, B.Com Hons, B.Ed, B.Ed, B.Ed Special Education, B.Sc Botany Hons, B.Sc Chemistry Hons, B.Sc Computer Science Hons, B.Sc Geography Hons, B.Sc Geology Hons, B.Sc Home Science Hons, B.Sc Industrial Microbiology, B.Sc Mathematics Hons, B.Sc Physics Hons, B.Sc Statistics Hons, B.Sc Zoology Hons, BA Ancient Indian History Culture and Archaeology Hons, BA Ancient Indian History Culture and Archaeology Hons, BA Bengali Hons, BA Economics Hons, BA Economics Hons, BA English Hons, BA English Hons, BA Geography Hons, BA Hindi Hons, BA Hindi Hons, BA History Hons, BA History Hons, BA Home Science Hons, BA Home Science Hons, BA Music Instrumental Hons, BA Music Instrumental Hons, BA Music Vocal Hons, BA Music Vocal Hons, BA Painting Hons, BA Philosophy Hons, BA Philosophy Hons, BA Political Science Hons, BA Political Science Hons, BA Psychology Hons, BA Psychology Hons, BA Sanskrit Hons, BA Sanskrit Hons, BA Sociology Hons, BA Sociology Hons, BA Urdu Hons, BNYS Self Finance, DCA, Diploma in Leisure and Hospitality Management, Diploma in Microfinance and Entrepreneurship, Diploma in Textile Design, LLB Hons, LLM, M.Ed, M.Sc Agricultural Economics, M.Sc Agronomy, M.Sc Animal Husbandry and Dairying, M.Sc Bioinformatics, M.Sc Entomology and Agricultural Zoology, M.Sc Environmental Science, M.Sc Extension Education, M.Sc Genetics and Plant Breeding, M.Sc Horticulture, M.Sc Mycology and Plant Pathology, M.Sc Plant Physiology, M.Sc Soil Science and Agricultural Chemistry, M.Sc Tech Geophysics, MA Ancient Indian History Culture and Archaeology, MA Bengali, MA Economics, MA Economics, MA English, MA English, MA Geography, MA Hindi, MA Hindi, MA History, MA History, MA Philosophy, MA Political Science, MA Psychology, MA Psychology, MA Sanskrit, MA Sociology, MBA Agribusiness, MCA, PG Diploma in Child Health, PG Diploma in Neonatal Care, PG Diploma in Otorhinolaryngology, PG Diploma in Radiodiagnosis, PG Diploma in Radiotherapy, Ph.D, Ph.D AIHC and Archaeology, Ph.D Ancient Indian History Culture and Archaeology</text:p>
          </table:table-cell>
          <table:table-cell office:value-type="string" table:style-name="ce1">
            <text:p>Boys Hostel, Girls Hostel, Gym, Library, Sports, Cafeteria, Auditorium, Medical/Hospital, IT Infrastructure, Classrooms, Laboratories, Convenience Store, Alumni Associations, Parking Facility, Guest Room, Banks Facilities</text:p>
          </table:table-cell>
          <table:table-cell office:value-type="string" table:style-name="ce1">
            <text:p>Varanasi</text:p>
          </table:table-cell>
          <table:table-cell office:value-type="string" table:style-name="ce1">
            <text:p>Uttar Pradesh</text:p>
          </table:table-cell>
          <table:table-cell office:value-type="string" table:style-name="ce1">
            <text:p>India</text:p>
          </table:table-cell>
          <table:table-cell office:value-type="string" table:style-name="ce1">
            <text:p>Public/Government</text:p>
          </table:table-cell>
          <table:table-cell office:value-type="float" office:value="82548.897639999996" table:style-name="ce1">
            <text:p>82548.89764</text:p>
          </table:table-cell>
          <table:table-cell table:number-columns-repeated="16370"/>
        </table:table-row>
        <table:table-row table:style-name="ro1">
          <table:table-cell office:value-type="string" table:style-name="ce1">
            <text:p>Thapar Institute of Engineering and Technology</text:p>
          </table:table-cell>
          <table:table-cell office:value-type="string" table:style-name="ce1">
            <text:p>Co-Ed</text:p>
          </table:table-cell>
          <table:table-cell office:value-type="string" table:style-name="ce1">
            <text:p>250 Acres</text:p>
          </table:table-cell>
          <table:table-cell office:value-type="float" office:value="8150" table:style-name="ce1">
            <text:p>8150</text:p>
          </table:table-cell>
          <table:table-cell office:value-type="float" office:value="482" table:style-name="ce1">
            <text:p>482</text:p>
          </table:table-cell>
          <table:table-cell office:value-type="float" office:value="1956" table:style-name="ce1">
            <text:p>1956</text:p>
          </table:table-cell>
          <table:table-cell office:value-type="float" office:value="3.29" table:style-name="ce1">
            <text:p>3.29</text:p>
          </table:table-cell>
          <table:table-cell office:value-type="string" table:style-name="ce1">
            <text:p>BE Computer Engineering, BE Mechanical Engineering, BE Electronics and Communication Engineering, MBA, BE Computer Science and Engineering Dera Bassi Campus, BE Computer Science and Engineering Patiala Campus, BE Electrical Engineering, BE Electronics and Computer Engineering, BE Civil Engineering, BE Computer Science and Engineering, BE Electronics Instrumentation and Control Engineering, B.Tech Biomedical Engineering, B.Tech Biotechnology, BE Chemical Engineering, BE Computer Science and Business systems, BE Mechatronics, BE Production Engineering, ME Computer Science and Engineering, BE Computer Engineering and MBA Integrated, BE Electronics and Communication Engineering and MBA Integrated, BE Mechanical Engineering and MBA Integrated, M.Tech VLSI Design, MCA, ME CAD CAM, ME Electronics and Communication Engineering, ME Infrastructure Engineering, ME Power Systems, ME Software Engineering, ME Structural Engineering, ME Thermal Engineering, M.Sc Biochemistry, M.Sc Biotechnology, M.Sc Chemistry, M.Sc Environmental Sciences, M.Sc Mathematics and Computing, M.Sc Physics, M.Tech Biotechnology, M.Tech Chemical Engineering, M.Tech Environmental Science and Technology, ME Electronics Instrumentation and Control Engineering, ME Production Engineering, M.Phil Management, Ph.D Management, Ph.D Management for Executives, BE Chemical Engineering Lateral Entry, BE Civil Engineering Lateral Entry, BE Computer Engineering Lateral Entry, BE Electrical Engineering Lateral Entry, BE Electronics and Communication Lateral Entry, BE Electronics and Computer Engineering Lateral Entry, BE Instrumentation and Control Engineering Lateral Entry, BE Mechanical Engineering Lateral Entry, BE Mechatronics Engineering Lateral Entry, BE Production Engineering Lateral Entry, Executive MBA, MA Psychology, MCA Lateral Entry, PG Diploma in Clinical and Counselling Psychology</text:p>
          </table:table-cell>
          <table:table-cell office:value-type="string" table:style-name="ce1">
            <text:p>Boys Hostel, Girls Hostel, Gym, Library, Sports, Cafeteria, Auditorium, Medical/Hospital, Wifi, IT Infrastructure, Transport, Laboratories, Alumni Associations, Parking Facility</text:p>
          </table:table-cell>
          <table:table-cell office:value-type="string" table:style-name="ce1">
            <text:p>Patiala</text:p>
          </table:table-cell>
          <table:table-cell office:value-type="string" table:style-name="ce1">
            <text:p>Punjab</text:p>
          </table:table-cell>
          <table:table-cell office:value-type="string" table:style-name="ce1">
            <text:p>India</text:p>
          </table:table-cell>
          <table:table-cell office:value-type="string" table:style-name="ce1">
            <text:p>Private</text:p>
          </table:table-cell>
          <table:table-cell office:value-type="float" office:value="736823.07689999999" table:style-name="ce1">
            <text:p>736823.0769</text:p>
          </table:table-cell>
          <table:table-cell table:number-columns-repeated="16370"/>
        </table:table-row>
        <table:table-row table:style-name="ro1">
          <table:table-cell office:value-type="string" table:style-name="ce1">
            <text:p>Shanmugha Arts Science Technology Research and Academy</text:p>
          </table:table-cell>
          <table:table-cell office:value-type="string" table:style-name="ce1">
            <text:p>Co-Ed</text:p>
          </table:table-cell>
          <table:table-cell office:value-type="string" table:style-name="ce1">
            <text:p>232 Acres</text:p>
          </table:table-cell>
          <table:table-cell office:value-type="float" office:value="9838" table:style-name="ce1">
            <text:p>9838</text:p>
          </table:table-cell>
          <table:table-cell office:value-type="float" office:value="750" table:style-name="ce1">
            <text:p>750</text:p>
          </table:table-cell>
          <table:table-cell office:value-type="float" office:value="2001" table:style-name="ce1">
            <text:p>2001</text:p>
          </table:table-cell>
          <table:table-cell office:value-type="float" office:value="3.54" table:style-name="ce1">
            <text:p>3.54</text:p>
          </table:table-cell>
          <table:table-cell office:value-type="string" table:style-name="ce1">
            <text:p>B.Tech Computer Science and Engineering, B.Tech Computer Science Engineering, B.Tech Electronics and Communication Engineering, B.Tech Electronics and Communication Engineering, B.Ed, B.Tech Electrical and Electronics Engineering, B.Tech Electrical and Electronics Engineering, MCA, MCA, M.Ed, B.Com, B.Com, B.Com Banking Financial Services and Insurance, B.Com Computer Application, B.Com LLB Hons, B.Ed, B.Optom, B.Optom, B.Sc Biochemistry with DMLT, B.Sc Biochemistry with DMLT, B.Sc Communication and Computer Science, B.Sc Communication and Computer Science Major, B.Sc Electronics and Computer Science, B.Sc Electronics and Computer Science Major, B.Sc Mathematics and B.Ed Integrated, B.Sc Mathematics and Computer Science, B.Sc Mathematics and Computer Science Major, B.Sc Microbiology with DMLT, B.Sc Microbiology with DMLT, B.Sc Physics and B.Ed Integrated, B.Sc Physics and Computer Science, B.Sc Physics and Computer Science Major, B.Sc. Microbiology with DMLT, B.Tech Aerospace Engineering, B.Tech Bioengineering, B.Tech Bioinformatics, B.Tech Biotechnology, B.Tech Chemical Engineering, B.Tech Civil Engineering, B.Tech Computer Science and Engineering, B.Tech Electrical and Electronics Engineering, B.Tech Electronics and Communication Engineering, B.Tech Electronics and Instrumentation Engineering, B.Tech Information and Communication Technology, B.Tech Information Technology, B.Tech Information Technology, B.Tech Information Technology Lateral Entry, B.Tech Mechanical Engineering, B.Tech Mechatronics Engineering, BA English and B.Ed Integrated, BA LLB Hons, BBA, BBA, BBA LLB Hons, BCA, BCA, M.Com, M.Com, M.Phil Optometry, M.Sc Applied Electronics, M.Sc Applied Electronics, M.Sc Biochemistry, M.Sc Biochemistry with DMLT, M.Sc Biochemistry with DMLT, M.Sc Biotechnology, M.Sc Chemistry, M.Sc Computer Science, M.Sc Computer Science, M.Sc Electronics and Instrumentation, M.Sc Electronics and Instrumentation, M.Sc Mathematics, M.Sc Mathematics, M.Sc Microbiology, M.Sc Microbiology with DMLT, M.Sc Microbiology with DMLT, M.Sc Molecular Genetics, M.Sc Physics, M.Tech Advanced Computing, M.Tech Advanced Manufacturing, M.Tech Advanced Manufacturing Integrated, M.Tech Aerospace Engineering, M.Tech Automobile Engineering Integrated, M.Tech Bioinformatics, M.Tech Bioinformatics Integrated, M.Tech Biotechnology Integrated, M.Tech Chemical Engineering, M.Tech Chemical Engineering Integrated, M.Tech Communication Systems, M.Tech Communication Systems Integrated, M.Tech Computer Science and Engineering, M.Tech Construction Engineering and Management, M.Tech Construction Engineering and Management Integrated, M.Tech Embedded Systems, M.Tech High Voltage Engineering, M.Tech Industrial Biotechnology, M.Tech Instrumentation and Control, M.Tech Instrumentation and Control Integrated, M.Tech Material Science and Technology, M.Tech Medical Nanotechnology, M.Tech Medical Nanotechnology Integrated, M.Tech Nanotechnology, M.Tech Power Electronics and Drives, M.Tech Power Systems, M.Tech Power Systems Integrated, M.Tech Robotics Engineering, M.Tech Structural Engineering, M.Tech Structural Engineering Integrated, M.Tech Thermal Engineering, M.Tech VLSI Design, MBA, MCA, MCA Lateral Entry, Ph.D English, Ph.D Management Studies, Ph.D Advanced Computing, Ph.D Advanced Manufacturing, Ph.D Applied Electronics, Ph.D Bio Sciences, Ph.D Biochemistry, Ph.D Bioinformatics Engineering, Ph.D Biosciences, Ph.D Biotechnology, Ph.D Chemical Engineering, Ph.D Chemistry, Ph.D Chemistry, Ph.D Commerce, Ph.D Commerce, Ph.D Communication Systems, Ph.D Computer Science and Engineering, Ph.D Construction Engineering and Management, Ph.D Education, Ph.D Embedded Systems, Ph.D English, Ph.D High Voltage Engineering, Ph.D Industrial Biotechnology, Ph.D Instrumentation and Control, Ph.D Law, Ph.D Management, Ph.D Management Studies, Ph.D Material Sciences, Ph.D Mathematics, Ph.D Mathematics, Ph.D Medical Nanotechnology, Ph.D Microbiology, Ph.D Nanoelectronics, Ph.D Nuclear Engineering, Ph.D Optometry, Ph.D Pharmaceutical Technology, Ph.D Physics, Ph.D Physics, Ph.D Physics, Ph.D Power Electronics and Drives, Ph.D Power Systems, Ph.D Structural Engineering, Ph.D Thermal Engineering, Ph.D VLSI Design</text:p>
          </table:table-cell>
          <table:table-cell office:value-type="string" table:style-name="ce1">
            <text:p>Boys Hostel, Girls Hostel, Gym, Library, Sports, Cafeteria, Auditorium, Medical/Hospital, Wifi, IT Infrastructure, Convenience Store, Banks Facilities</text:p>
          </table:table-cell>
          <table:table-cell office:value-type="string" table:style-name="ce1">
            <text:p>Thanjavur</text:p>
          </table:table-cell>
          <table:table-cell office:value-type="string" table:style-name="ce1">
            <text:p>Tamil Nadu</text:p>
          </table:table-cell>
          <table:table-cell office:value-type="string" table:style-name="ce1">
            <text:p>India</text:p>
          </table:table-cell>
          <table:table-cell office:value-type="string" table:style-name="ce1">
            <text:p>Private</text:p>
          </table:table-cell>
          <table:table-cell office:value-type="float" office:value="415918.03279999999" table:style-name="ce1">
            <text:p>415918.0328</text:p>
          </table:table-cell>
          <table:table-cell table:number-columns-repeated="16370"/>
        </table:table-row>
        <table:table-row table:style-name="ro1">
          <table:table-cell office:value-type="string" table:style-name="ce1">
            <text:p>Indian Institute of Technology Hyderabad<text:s/></text:p>
          </table:table-cell>
          <table:table-cell office:value-type="string" table:style-name="ce1">
            <text:p>Co-Ed</text:p>
          </table:table-cell>
          <table:table-cell office:value-type="string" table:style-name="ce1">
            <text:p>576 Acres</text:p>
          </table:table-cell>
          <table:table-cell table:style-name="ce1"/>
          <table:table-cell office:value-type="float" office:value="190" table:style-name="ce1">
            <text:p>190</text:p>
          </table:table-cell>
          <table:table-cell office:value-type="float" office:value="2008" table:style-name="ce1">
            <text:p>2008</text:p>
          </table:table-cell>
          <table:table-cell table:style-name="ce1"/>
          <table:table-cell office:value-type="string" table:style-name="ce1">
            <text:p>B.Tech Computer Science and Engineering, B.Tech Electrical Engineering, B.Tech Mechanical Engineering, B.Tech Civil Engineering, B.Tech Chemical Engineering, M.Tech Data Science, M.Tech Communications and Signal Processing, M.Tech Microelectronics and VLSI, M.Tech Power Electronics and Power Systems, B.Tech Engineering Science, B.Tech Artificial Intelligence, B.Tech Engineering Physics, B.Tech Materials Science and Metallurgical Engineering, B.Tech Mathematics and Computing, M.Des Visual Design, M.Phil Anthropology, M.Phil Cultural Studies, M.Phil Economics, M.Phil English Literature, M.Phil Linguistics, M.Phil Psychology, M.Sc Chemistry, M.Sc Mathematics, M.Sc Physics, M.Tech Artificial Intelligence and Machine Learning, M.Tech Biomedical Engineering, M.Tech Chemical Engineering, M.Tech Climate Change, M.Tech Environmental and Water Resources Engineering, M.Tech Geotechnical Engineering, M.Tech Integrated Design and Manufacturing, M.Tech Materials Science and Metallurgical Engineering, M.Tech Mechanics and Design, M.Tech Medical Biotechnology, M.Tech Structural Engineering, M.Tech Systems and Control, M.Tech Thermofluid Engineering, Ph.D Biomedical Engineering, Ph.D Biotechnology, Ph.D Chemical Engineering, Ph.D Chemistry, Ph.D Civil Engineering, Ph.D Computer Science and Engineering, Ph.D Design, Ph.D Electrical Engineering, Ph.D Liberal Arts, Ph.D Materials Science and Metallurgical Engineering, Ph.D Mathematics, Ph.D Mechanical Engineering, Ph.D Physics</text:p>
          </table:table-cell>
          <table:table-cell office:value-type="string" table:style-name="ce1">
            <text:p>Boys Hostel, Girls Hostel, Gym, Library, Sports, Cafeteria, Auditorium, Medical/Hospital, Wifi, IT Infrastructure, Classrooms, Transport, Laboratories, Alumni Associations</text:p>
          </table:table-cell>
          <table:table-cell office:value-type="string" table:style-name="ce1">
            <text:p>Hyderabad</text:p>
          </table:table-cell>
          <table:table-cell office:value-type="string" table:style-name="ce1">
            <text:p>Telangana</text:p>
          </table:table-cell>
          <table:table-cell office:value-type="string" table:style-name="ce1">
            <text:p>India</text:p>
          </table:table-cell>
          <table:table-cell office:value-type="string" table:style-name="ce1">
            <text:p>Public/Government</text:p>
          </table:table-cell>
          <table:table-cell office:value-type="float" office:value="288884.59460000001" table:style-name="ce1">
            <text:p>288884.5946</text:p>
          </table:table-cell>
          <table:table-cell table:number-columns-repeated="16370"/>
        </table:table-row>
        <table:table-row table:style-name="ro1">
          <table:table-cell office:value-type="string" table:style-name="ce1">
            <text:p>Nirma University</text:p>
          </table:table-cell>
          <table:table-cell office:value-type="string" table:style-name="ce1">
            <text:p>Co-Ed</text:p>
          </table:table-cell>
          <table:table-cell office:value-type="string" table:style-name="ce1">
            <text:p>115 Acres</text:p>
          </table:table-cell>
          <table:table-cell office:value-type="float" office:value="8223" table:style-name="ce1">
            <text:p>8223</text:p>
          </table:table-cell>
          <table:table-cell office:value-type="float" office:value="369" table:style-name="ce1">
            <text:p>369</text:p>
          </table:table-cell>
          <table:table-cell office:value-type="float" office:value="2003" table:style-name="ce1">
            <text:p>2003</text:p>
          </table:table-cell>
          <table:table-cell office:value-type="float" office:value="3.18" table:style-name="ce1">
            <text:p>3.18</text:p>
          </table:table-cell>
          <table:table-cell office:value-type="string" table:style-name="ce1">
            <text:p>B.Tech Computer Science Engineering, MBA, BBA and MBA Integrated, B.Com LLB Hons, B.Tech Civil Engineering, B.Tech Electrical Engineering, B.Tech Electronics and Communication Engineering, B.Tech Mechanical Engineering, BA LLB Hons, B.Pharma, B.Arch, MCA, B.Com Hons, B.Tech Chemical Engineering, B.Tech Instrumentation and Control Engineering, MBA Family Business and Entrepreneurship, B.Des Communication Design, B.Des Industrial Design, M.Sc Biotechnology, MBA Human Resource Management, M.Sc Biochemistry, M.Sc Microbiology, M.Tech CAD CAM, M.Tech Computer Aided Structural Analysis and Design, M.Tech Computer Science and Engineering, M.Tech Electrical Power Systems, M.Tech Embedded Systems, M.Tech Information and Network Security, M.Tech Thermal Engineering, M.Tech VLSI Design, M.Pharma Pharmaceutical Analysis, M.Pharma Pharmaceutical Chemistry, M.Pharma Pharmaceutics, M.Pharma Pharmacology, M.Pharma Regulatory Affairs, LLM Constitutional and Administrative Law, LLM Criminal and Security Law, MCA Lateral Entry, Ph.D Criminal Law, Ph.D Environmental Law and Allied areas, Ph.D Constitutional Law</text:p>
          </table:table-cell>
          <table:table-cell office:value-type="string" table:style-name="ce1">
            <text:p>Boys Hostel, Girls Hostel, Gym, Library, Sports, Cafeteria, Auditorium, Medical/Hospital, Wifi, IT Infrastructure, Transport, Alumni Associations, Banks Facilities</text:p>
          </table:table-cell>
          <table:table-cell office:value-type="string" table:style-name="ce1">
            <text:p>Ahmedabad</text:p>
          </table:table-cell>
          <table:table-cell office:value-type="string" table:style-name="ce1">
            <text:p>Gujarat</text:p>
          </table:table-cell>
          <table:table-cell office:value-type="string" table:style-name="ce1">
            <text:p>India</text:p>
          </table:table-cell>
          <table:table-cell office:value-type="string" table:style-name="ce1">
            <text:p>Private</text:p>
          </table:table-cell>
          <table:table-cell office:value-type="float" office:value="705485.71429999999" table:style-name="ce1">
            <text:p>705485.7143</text:p>
          </table:table-cell>
          <table:table-cell table:number-columns-repeated="16370"/>
        </table:table-row>
        <table:table-row table:style-name="ro1">
          <table:table-cell office:value-type="string" table:style-name="ce1">
            <text:p>Indraprastha Institute of Information Technology</text:p>
          </table:table-cell>
          <table:table-cell office:value-type="string" table:style-name="ce1">
            <text:p>Co-Ed</text:p>
          </table:table-cell>
          <table:table-cell office:value-type="string" table:style-name="ce1">
            <text:p>25 Acres</text:p>
          </table:table-cell>
          <table:table-cell office:value-type="float" office:value="1711" table:style-name="ce1">
            <text:p>1711</text:p>
          </table:table-cell>
          <table:table-cell office:value-type="float" office:value="52" table:style-name="ce1">
            <text:p>52</text:p>
          </table:table-cell>
          <table:table-cell office:value-type="float" office:value="2008" table:style-name="ce1">
            <text:p>2008</text:p>
          </table:table-cell>
          <table:table-cell office:value-type="float" office:value="3.04" table:style-name="ce1">
            <text:p>3.04</text:p>
          </table:table-cell>
          <table:table-cell office:value-type="string" table:style-name="ce1">
            <text:p>B.Tech Computer Science and Engineering, B.Tech Computer Science and Applied Mathematics, B.Tech Computer Science and Biosciences, B.Tech Computer Science and Design, B.Tech Computer Science and Social Sciences, B.Tech Electronics and Communications Engineering, B.Tech Information Technology and Social Sciences, M.Tech Artificial Intelligence, M.Tech Communications and Signal Processing, M.Tech Computer Science and Engineering, M.Tech Data Engineering, M.Tech Information Security, M.Tech Mobile Computing, M.Tech VLSI and Embedded Systems, Ph.D Computational Biology, Ph.D Computer Science and Engineering, Ph.D Electronics and Communications Engineering, Ph.D Mathematics, B.Tech Computer Science and Artificial Intelligence</text:p>
          </table:table-cell>
          <table:table-cell office:value-type="string" table:style-name="ce1">
            <text:p>Boys Hostel, Girls Hostel, Gym, Library, Sports, Cafeteria, Auditorium, Medical/Hospital, Wifi, IT Infrastructure, Alumni Associations</text:p>
          </table:table-cell>
          <table:table-cell office:value-type="string" table:style-name="ce1">
            <text:p>New Delhi</text:p>
          </table:table-cell>
          <table:table-cell office:value-type="string" table:style-name="ce1">
            <text:p>Delhi</text:p>
          </table:table-cell>
          <table:table-cell office:value-type="string" table:style-name="ce1">
            <text:p>India</text:p>
          </table:table-cell>
          <table:table-cell office:value-type="string" table:style-name="ce1">
            <text:p>Public/Government</text:p>
          </table:table-cell>
          <table:table-cell office:value-type="float" office:value="915384.61540000001" table:style-name="ce1">
            <text:p>915384.6154</text:p>
          </table:table-cell>
          <table:table-cell table:number-columns-repeated="16370"/>
        </table:table-row>
        <table:table-row table:style-name="ro1">
          <table:table-cell office:value-type="string" table:style-name="ce1">
            <text:p>Lovely Professional University</text:p>
          </table:table-cell>
          <table:table-cell office:value-type="string" table:style-name="ce1">
            <text:p>Co-Ed</text:p>
          </table:table-cell>
          <table:table-cell office:value-type="string" table:style-name="ce1">
            <text:p>600 Acres</text:p>
          </table:table-cell>
          <table:table-cell office:value-type="float" office:value="47579" table:style-name="ce1">
            <text:p>47579</text:p>
          </table:table-cell>
          <table:table-cell office:value-type="float" office:value="2200" table:style-name="ce1">
            <text:p>2200</text:p>
          </table:table-cell>
          <table:table-cell office:value-type="float" office:value="2005" table:style-name="ce1">
            <text:p>2005</text:p>
          </table:table-cell>
          <table:table-cell table:style-name="ce1"/>
          <table:table-cell office:value-type="string" table:style-name="ce1">
            <text:p>B.Arch, B.Com LLB Hons, BA LLB Hons, BBA LLB Hons, LLB, M.Arch Executive, M.Pharma Pharmaceutical Analysis, M.Pharma Pharmaceutics, M.Pharma Pharmacology, M.Pharma Quality Assurance, B. Com, B. Sc Information Technology, B.Com, B.Com and MBA Integrated, B.Com Hons, B.Com Hons and MBA Dual Degree, B.Com Lateral Entry, B.Com Lateral Entry, B.Com Management Accounting and International Finance, B.Des Fashion, B.Des Fashion Lateral Entry, B.Des Film and TV Production, B.Des Gaming, B.Des Graphics, B.Des Interior and Furniture, B.Des Interior and Furniture Lateral Entry, B.Des Multimedia, B.Des Product and Industrial, B.Des Product and Industrial Lateral Entry, B.Ed, B.Ed and M.Ed Integrated, B.Lib.I.Sc, B.Lib.Sc, B.P.Ed, B.Pharma, B.Pharma Ayurveda, B.Pharma Ayurveda Lateral Entry, B.Pharma Lateral Entry, B.Plan, B.Sc Agriculture Hons, B.Sc Airlines, Tourism and Hospitality, B.Sc Airlines, Tourism and Hospitality Lateral Entry, B.Sc and B.Ed Integrated, B.Sc Biotechnology Hons, B.Sc Botany Hons, B.Sc Chemistry Hons, B.Sc Computer Science, B.Sc Design Fashion, B.Sc Design Fashion Lateral Entry, B.Sc Design Gaming, B.Sc Design Graphics, B.Sc Design Interior and Furniture, B.Sc Design Interior and Furniture Lateral Entry, B.Sc Design Multimedia, B.Sc Economics Hons, B.Sc Film and TV Production, B.Sc Food Technology Hons, B.Sc Forensic Science, B.Sc Health and Physical Education, B.Sc Health and Physical Education Lateral Entry, B.Sc Hotel Management, B.Sc Hotel Management Lateral Entry, B.Sc Information Technology, B.Sc Information Technology Lateral Entry, B.Sc Mathematics Hons, B.Sc Medical Lab Technology, B.Sc Medical Lab Technology Lateral Entry, B.Sc Microbiology Hons, B.Sc Nutrition and Dietetics, B.Sc Physics Hons, B.Sc Zoology Hons, B.Tech Aerospace Engineering, B.Tech Aerospace Engineering Lateral Entry, B.Tech and M.Tech Computer Science and Engineering Dual Degree, B.Tech and M.Tech Computer Science Engineering Integrated, B.Tech and MBA Computer Science and Engineering Dual Degree, B.Tech and MBA Computer Science Engineering Integrated, B.Tech Automobile Engineering, B.Tech Automobile Engineering Lateral Entry, B.Tech Biomedical Engineering, B.Tech Biomedical Engineering Lateral Entry, B.Tech Biotechnology, B.Tech Biotechnology Lateral Entry, B.Tech Chemical Engineering, B.Tech Chemical Engineering Lateral Entry, B.Tech Civil Engineering, B.Tech Civil Engineering Lateral Entry, B.Tech Computer Science and Engineering, B.Tech Computer Science and Engineering Hons, B.Tech Computer Science and Engineering Lateral Entry, B.Tech Computer Science and Engineering with Specialization in Android Application Development, B.Tech Computer Science and Engineering with Specialization in Big Data, B.Tech Computer Science and Engineering with Specialization in Cloud Computing, B.Tech Computer Science and Engineering with Specialization in Cyber Security, B.Tech Computer Science and Engineering with Specialization in Data Science, B.Tech Computer Science and Engineering with Specialization in Full Stack Web Development, B.Tech Computer Science and Engineering with Specialization in Machine Learning, B.Tech Electrical and Electronics Engineering, B.Tech Electrical and Electronics Engineering Lateral Entry, B.Tech Electrical Engineering, B.Tech Electrical Engineering Lateral Entry, B.Tech Electronics and Communication Engineering, B.Tech Electronics and Communication Engineering Hons, B.Tech Electronics and Communication Engineering Lateral Entry, B.Tech Electronics and Communication Engineering with Specialization in Internet of Things, B.Tech Food Technology, B.Tech Food Technology Lateral Entry, B.Tech Information Technology, B.Tech Information Technology Lateral Entry, B.Tech Mechanical Engineering, B.Tech Mechanical Engineering Lateral Entry, B.Tech Mechanical Engineering with Specialization in Robotics and Mechatronics, B.Tech Mechatronics Engineering, B.Tech Mechatronics Lateral Entry, B.Tech Petroleum Engineering, B.Tech Petroleum Engineering Lateral Entry, B.Tech Robotics and Automation, BA, BA, BA and B.Ed Integrated, BA Fine Arts, BA Hons, BA Journalism and Mass Communication, BA Music Vocal, BA Theatre, BBA, BBA, BBA Airlines and Airport management, BBA and MBA Dual Degree, BBA and MBA Integrated, BBA Financial Markets, BBA Hons, BBA Hons and MBA Dual Degree, BBA Information Technology, BBA International Finance, BBA Lateral Entry, BBA Tourism and Hospitality, BCA, BCA, BCA and MCA Integrated, BCA Hons, BCA Hons and MCA Hons Dual Degree, BCA Lateral Entry, BFA, BHMCT, BHMCT Lateral Entry, BPA Music Vocal, BPA Theatre, BPES, BPT, BPT Lateral Entry, D.Lib.I.Sc, Diploma and B.Tech in Automobile Engineering Dual Degree, Diploma and B.Tech in Civil Engineering Dual Degree, Diploma and B.Tech in Computer Science and Engineering Dual Degree, Diploma and B.Tech in Electrical Engineering Dual Degree, Diploma and B.Tech in Electronics and Communication Engineering Dual Degree, Diploma and B.Tech in Mechanical Engineering Dual Degree, Diploma in Airline Cabin Crew and Hospitality, Diploma in Architectural Assistantship, Diploma in Architectural Assistantship and B.Des Interior and Furniture Dual Degree, Diploma in Architectural Assistantship and B.Tech Civil Engineering Dual Degree, Diploma in Architectural Assistantship Lateral Entry, Diploma in Automobile Engineering, Diploma in Automobile Engineering Lateral Entry, Diploma in Bakery and Confectionery, Diploma in Business Administration, Diploma in Civil Engineering, Diploma in Civil Engineering Lateral Entry, Diploma in Computer Science and Engineering, Diploma in Computer Science Engineering Lateral Entry, Diploma in Digital Photography, Diploma in Electrical Engineering, Diploma in Electrical Engineering Lateral Entry, Diploma in Electronics and Communication Engineering, Diploma in Electronics and Communication Engineering Lateral Entry, Diploma in Fashion Design, Diploma in Fashion Design and B.Des Fashion Dual Degree, Diploma in Food Production, Diploma in Mechanical Engineering, Diploma in Mechanical Engineering Lateral Entry, Diploma in Medical Lab Technology, Diploma in Medical Lab Technology and B.Sc Medical Lab Technology Dual Degree, LLM, M. Com, M. Sc Computer Science, M. Sc Information Technology, M. Sc Information Technology Lateral Entry, M.Com, M.Des Fashion, M.Des Interior and Furniture, M.Des Multimedia, M.Des Product and Industrial, M.Ed, M.Lib.I.Sc, M.Lib.Sc, M.P.Ed, M.Pharma Ayurveda, M.Pharma Pharmaceutical Chemistry, M.Pharma Pharmacy Practice, M.Plan, M.Sc Agronomy, M.Sc Biotechnology Hons, M.Sc Botany Hons, M.Sc Chemistry Hons, M.Sc Clinical Biochemistry, M.Sc Clinical Microbiology, M.Sc Computer Science, M.Sc Design Fashion, M.Sc Design Multimedia, M.Sc Economics Hons, M.Sc Economics Hons, M.Sc Entomology, M.Sc Film and TV Production, M.Sc Floriculture and Landscaping, M.Sc Food Science and Technology, M.Sc Forensic Sciences, M.Sc Fruit Science, M.Sc Genetics and Plant Breeding, M.Sc Geography, M.Sc Hotel Management, M.Sc Information Technology, M.Sc Mathematics Hons, M.Sc Microbiology Hons, M.Sc Nutrition and Dietetics, M.Sc Physics Hons, M.Sc Plant Pathology, M.Sc Soil Science and Agriculture Chemistry, M.Sc Statistics and Data Analytics, M.Sc Vegetable Science, M.Sc Zoology Hons, M.Tech Automobile Engineering, M.Tech Biotechnology, M.Tech Computer Science and Engineering, M.Tech Construction Management, M.Tech Data Science and Analytics, M.Tech Electronics and Communication Engineering, M.Tech Food Technology, M.Tech Geotechnical Engineering, M.Tech Information Security and Cyber Forensics, M.Tech Machine Learning and Artificial Intelligence, M.Tech Power Systems, M.Tech Renewable Energy, M.Tech Robotics, M.Tech Structural Engineering, M.Tech Thermal Engineering, M.Tech Transportation Engineering, M.Tech VLSI Design, MA Clinical Psychology, MA Economics, MA Education, MA Education, MA English, MA English, MA Hindi, MA Hindi, MA History, MA History, MA Journalism and Mass Communication, MA Mathematics, MA Music Instrumental, MA Music Vocal, MA Political Science, MA Political Science, MA Psychology, MA Public Administration, MA Punjabi, MA Sociology, MA Sociology, MA Theatre and Television, MBA, MBA, MBA Business Analytics, MBA Corporate Affairs and Governance, MBA Corporate Audit and Tax Management, MBA Cost Management and Financial Analysis, MBA Financial Markets, MBA Hons, MBA Hospital and Healthcare Management, MBA International Business, MBA Supply Chain and Logistics, MBA Tourism and Hospitality, MCA, MCA, MCA Hons, MCA Hons Lateral Entry, MCA Lateral Entry, MCA Lateral Entry, MFA, MPT Neurology, MPT Orthopaedics, PGDCA, Ph.D Aerospace Engineering, Ph.D Aerospace Engineering Part Time, Ph.D Agronomy, Ph.D Ayurvedic Pharmacy, Ph.D Ayurvedic Pharmacy Part Time, Ph.D Biochemistry, Ph.D Biochemistry Part Time, Ph.D Biotechnology</text:p>
          </table:table-cell>
          <table:table-cell office:value-type="string" table:style-name="ce1">
            <text:p>Boys Hostel, Girls Hostel, Gym, Library, Sports, Cafeteria, Auditorium, Medical/Hospital, Wifi, IT Infrastructure, Transport, Convenience Store, Alumni Associations, Parking Facility, Guest Room, Banks Facilities</text:p>
          </table:table-cell>
          <table:table-cell office:value-type="string" table:style-name="ce1">
            <text:p>Phagwara</text:p>
          </table:table-cell>
          <table:table-cell office:value-type="string" table:style-name="ce1">
            <text:p>Punjab</text:p>
          </table:table-cell>
          <table:table-cell office:value-type="string" table:style-name="ce1">
            <text:p>India</text:p>
          </table:table-cell>
          <table:table-cell office:value-type="string" table:style-name="ce1">
            <text:p>Private</text:p>
          </table:table-cell>
          <table:table-cell office:value-type="float" office:value="423667.17690000002" table:style-name="ce1">
            <text:p>423667.1769</text:p>
          </table:table-cell>
          <table:table-cell table:number-columns-repeated="16370"/>
        </table:table-row>
        <table:table-row table:style-name="ro1">
          <table:table-cell office:value-type="string" table:style-name="ce1">
            <text:p>International Institute of Information Technology Bangalore<text:s/></text:p>
          </table:table-cell>
          <table:table-cell office:value-type="string" table:style-name="ce1">
            <text:p>Co-Ed</text:p>
          </table:table-cell>
          <table:table-cell office:value-type="string" table:style-name="ce1">
            <text:p>10 Acres</text:p>
          </table:table-cell>
          <table:table-cell office:value-type="float" office:value="840" table:style-name="ce1">
            <text:p>840</text:p>
          </table:table-cell>
          <table:table-cell office:value-type="float" office:value="62" table:style-name="ce1">
            <text:p>62</text:p>
          </table:table-cell>
          <table:table-cell office:value-type="float" office:value="2005" table:style-name="ce1">
            <text:p>2005</text:p>
          </table:table-cell>
          <table:table-cell office:value-type="float" office:value="3.08" table:style-name="ce1">
            <text:p>3.08</text:p>
          </table:table-cell>
          <table:table-cell office:value-type="string" table:style-name="ce1">
            <text:p>M.Tech Computer Science and Engineering, M.Tech Information Technology, M.Tech Electronics and Communication Engineering, M.Sc Digital Society, M.Tech Computer Science and Engineering Integrated, M.Tech Electronic Systems Design, M.Tech Electronics and Communication Engineering Integrated, MS by Research Computer Science, MS by Research Computer Science Part Time, MS by Research Data Sciences, MS by Research Data Sciences Part Time, MS by Research Information Technology and Society, MS by Research Information Technology and Society Part Time, MS by Research Networking Communication and Signal Processing, MS by Research Networking Communications and Signal Processing Part Time, MS by Research Software Engineering, MS by Research Software Engineering Part Time, MS by Research VLSI Systems, MS by Research VLSI Systems Part Time, PG Diploma in Data Science, PG Diploma in Machine Learning and Artificial Intelligence, PG Diploma in Software Development, Ph.D Computer Science, Ph.D Computer Science Part Time, Ph.D Data Sciences, Ph.D Data Sciences Part Time, Ph.D Electronic Systems Design, Ph.D Electronic Systems Design Part Time, Ph.D Information Technology and Society, Ph.D Information Technology and Society Part Time, Ph.D Mathematics, Ph.D Mathematics Part Time, Ph.D Networking Communications and Signal Processing, Ph.D Networking Communications and Signal Processing Part Time, Ph.D Software Engineering, Ph.D Software Engineering Part Time</text:p>
          </table:table-cell>
          <table:table-cell office:value-type="string" table:style-name="ce1">
            <text:p>Boys Hostel, Girls Hostel, Gym, Library, Sports, Cafeteria, Auditorium, Medical/Hospital, Wifi, IT Infrastructure, Classrooms, Laboratories, Alumni Associations, Guest Room</text:p>
          </table:table-cell>
          <table:table-cell office:value-type="string" table:style-name="ce1">
            <text:p>Bengaluru</text:p>
          </table:table-cell>
          <table:table-cell office:value-type="string" table:style-name="ce1">
            <text:p>Karnataka</text:p>
          </table:table-cell>
          <table:table-cell office:value-type="string" table:style-name="ce1">
            <text:p>India</text:p>
          </table:table-cell>
          <table:table-cell office:value-type="string" table:style-name="ce1">
            <text:p>Public/Government</text:p>
          </table:table-cell>
          <table:table-cell office:value-type="float" office:value="529833.33330000006" table:style-name="ce1">
            <text:p>529833.3333</text:p>
          </table:table-cell>
          <table:table-cell table:number-columns-repeated="16370"/>
        </table:table-row>
        <table:table-row table:style-name="ro1">
          <table:table-cell office:value-type="string" table:style-name="ce1">
            <text:p>Christ University</text:p>
          </table:table-cell>
          <table:table-cell office:value-type="string" table:style-name="ce1">
            <text:p>Co-Ed</text:p>
          </table:table-cell>
          <table:table-cell office:value-type="string" table:style-name="ce1">
            <text:p>80 Acres</text:p>
          </table:table-cell>
          <table:table-cell office:value-type="float" office:value="20823" table:style-name="ce1">
            <text:p>20823</text:p>
          </table:table-cell>
          <table:table-cell office:value-type="float" office:value="702" table:style-name="ce1">
            <text:p>702</text:p>
          </table:table-cell>
          <table:table-cell office:value-type="float" office:value="2008" table:style-name="ce1">
            <text:p>2008</text:p>
          </table:table-cell>
          <table:table-cell office:value-type="float" office:value="3.25" table:style-name="ce1">
            <text:p>3.25</text:p>
          </table:table-cell>
          <table:table-cell office:value-type="string" table:style-name="ce1">
            <text:p>B.Tech Computer Science and Engineering, B.Tech Mechanical Engineering, Bachelor of Commerce (Honours), MCA, BHM, B.Tech Automobile Engineering, B.Tech Civil Engineering, B.Tech Electrical and Electronics Engineering, B.Tech Electronics and Communication Engineering, B.Tech Information Technology, Bachelor of Science, Executive MBA, MBA Finance Management, MBA International Business, MBA Leadership and Management, MBA Tourism Management, B.Arch, M.Tech Communication Systems, M.Tech Computer Science and Engineering, M.Tech Information Technology, M.Tech Machine Design, M.Tech Power Systems, M.Tech Structural Engineering, B.Com, B.Com Finance and Accountancy, B.Com Hons, B.Com International Finance, B.Com Professional, B.Com Strategic Finance Hons, B.Ed, B.Sc Psychology Hons, B.Sc-Biotechnology, Chemistry and Botany, B.Sc-Biotechnology, Chemistry and Zoology, B.Sc-Chemistry, Botany and Zoology, B.Sc-Computer Science, Mathematics and Electronics, B.Sc-Computer Science, Mathematics and Statistics, B.Sc-Economics, Mathematics and Statistics, B.Sc-Physics, Chemistry and Mathematics, B.Sc-Physics, Mathematics and Electronics, B.Tech Automobile Engineering Lateral Entry, B.Tech Civil Engineering Lateral Entry, B.Tech Computer Science and Engineering Lateral Entry, B.Tech Electrical and Electronics Engineering Lateral Entry, B.Tech Electronics and Communication Engineering Lateral Entry, B.Tech Information Technology Lateral Entry, B.Tech Mechanical Engineering Lateral Entry, BA Economics Hons, BA English Hons, BA Journalism Hons, BA LLB Hons, BA Philosophy, BA-Communication and Media, English and Psychology, BA-Economics, Media Studies and Political Science, BA-Economics, Political Science and Sociology, BA-English, Political Science and History, BA-History, Economics and Political Science, BA-Journalism, Psychology and English, BA-Music, Psychology and English, BA-Performing Arts, English and Psychology, BA-Psychology, Sociology and Economics, BA-Psychology, Sociology and English, BA-Theatre Studies, English and Psychology, BBA, BBA Finance and Accountancy, BBA Finance and International Business, BBA Hons, BBA LLB Hons, BBA Tourism and Travel Management, BCA, Diploma in Life Skills, Sexuality and Personal Safety Education, LLM Constitutional and Administrative Law, LLM Corporate and Commercial Law, LLM Intellectual Property and Trade Law, M.Com, M.Phil Chemistry, M.Phil Commerce, M.Phil Computer Science, M.Phil Economics, M.Phil Education, M.Phil English Studies, M.Phil Law, M.Phil Management, M.Phil Mathematics, M.Phil Media Studies, M.Phil Physics, M.Phil Psychology, M.Phil Social Work, M.Phil Sociology, M.Phil Tourism, M.Sc Actuarial Science, M.Sc Behavioural Science, M.Sc Biotechnology, M.Sc Botany, M.Sc Chemistry, M.Sc Clinical Psychology, M.Sc Computer Science, M.Sc Computer Science and Applications, M.Sc Counselling Psychology, M.Sc Data Science, M.Sc Developmental Studies, M.Sc Mathematics, M.Sc Physics, M.Sc Psychology HRDM, M.Sc Strategic Management, M.Sc Zoology, MA Applied Economics, MA Applied Sociology, MA Counselling and Spirituality, MA Economics, MA Educational Leadership and Management, MA Educational Psychology, MA English and Cultural Studies, MA English with Communication Studies, MA Media and Communication Studies, MA Performing Arts, MA Philosophy, MA Theology, MA Theology of Religious Life, MBA, MBA and MS Business VCU USA, MBA Christ University with MBA Western Michigan University USA, MBA with German MBA, MSW Clinical and Community Practice, MSW Human Resource Development and Management, PG Diploma in Life Skills, Sexuality and Personal Safety Education, Ph.D Chemistry, Ph.D Civil Engineering, Ph.D Commerce, Ph.D Computer Science, Ph.D Computer Science and Engineering, Ph.D Economics, Ph.D Education, Ph.D Electrical and Electronics Engineering, Ph.D Electronics and Communication Engineering, Ph.D English, Ph.D Information Technology, Ph.D Law, Ph.D Management, Ph.D Mathematics, Ph.D Mechanical Engineering, Ph.D Media Studies, Ph.D Physics, Ph.D Psychology, Ph.D Social Work, Ph.D Sociology, Ph.D Tourism</text:p>
          </table:table-cell>
          <table:table-cell office:value-type="string" table:style-name="ce1">
            <text:p>Boys Hostel, Girls Hostel, Gym, Library, Sports, Cafeteria, Auditorium, Medical/Hospital, Wifi, IT Infrastructure, Transport, Laboratories, Convenience Store, Alumni Associations, Parking Facility, Guest Room, Banks Facilities</text:p>
          </table:table-cell>
          <table:table-cell office:value-type="string" table:style-name="ce1">
            <text:p>Bengaluru</text:p>
          </table:table-cell>
          <table:table-cell office:value-type="string" table:style-name="ce1">
            <text:p>Karnataka</text:p>
          </table:table-cell>
          <table:table-cell office:value-type="string" table:style-name="ce1">
            <text:p>India</text:p>
          </table:table-cell>
          <table:table-cell office:value-type="string" table:style-name="ce1">
            <text:p>Private</text:p>
          </table:table-cell>
          <table:table-cell office:value-type="float" office:value="313873.77049999998" table:style-name="ce1">
            <text:p>313873.7705</text:p>
          </table:table-cell>
          <table:table-cell table:number-columns-repeated="16370"/>
        </table:table-row>
        <table:table-row table:style-name="ro1">
          <table:table-cell office:value-type="string" table:style-name="ce1">
            <text:p>Sardar Vallabhbhai National Institute of Technology Surat<text:s/></text:p>
          </table:table-cell>
          <table:table-cell office:value-type="string" table:style-name="ce1">
            <text:p>Co-Ed</text:p>
          </table:table-cell>
          <table:table-cell office:value-type="string" table:style-name="ce1">
            <text:p>251 Acres</text:p>
          </table:table-cell>
          <table:table-cell office:value-type="float" office:value="4785" table:style-name="ce1">
            <text:p>4785</text:p>
          </table:table-cell>
          <table:table-cell office:value-type="float" office:value="170" table:style-name="ce1">
            <text:p>170</text:p>
          </table:table-cell>
          <table:table-cell office:value-type="float" office:value="1961" table:style-name="ce1">
            <text:p>1961</text:p>
          </table:table-cell>
          <table:table-cell table:style-name="ce1"/>
          <table:table-cell office:value-type="string" table:style-name="ce1">
            <text:p>B.Tech Mechanical Engineering, B.Tech Electronics and Communication Engineering, B.Tech Civil Engineering, B.Tech Electrical Engineering, B.Tech Chemical Engineering, B.Tech Computer Engineering, M.Sc Physics Integrated, M.Sc Chemistry Integrated, M.Sc Mathematics Integrated, M.Tech CAD CAM, M.Tech Chemical Engineering, M.Tech Communication Systems, M.Tech Computer Engineering, M.Tech Environmental Engineering, M.Tech Manufacturing Engineering, M.Tech Mechanical Engineering, M.Tech Power Electronics and Drives, M.Tech Power Systems, M.Tech Research CAD CAM, M.Tech Research Chemical Engineering, M.Tech Research Communication Systems, M.Tech Research Computer Engineering, M.Tech Research Environmental Engineering, M.Tech Research Manufacturing Engineering, M.Tech Research Mechanical Engineering, M.Tech Research Power Electronics and Electrical Drives, M.Tech Research Power Systems, M.Tech Research Soil Mechanics and Foundation Engineering, M.Tech Research Structural Engineering, M.Tech Research Thermal Systems Design, M.Tech Research Transportation Engineering and Planning, M.Tech Research Turbomachines, M.Tech Research Urban Planning, M.Tech Research VLSI and Embedded System, M.Tech Research Water Resource Engineering, M.Tech Soil Mechanics and Foundation Engineering, M.Tech Structural Engineering, M.Tech Thermal Systems Design, M.Tech Transportation Engineering and Planning, M.Tech Turbomachines, M.Tech Urban Planning, M.Tech VLSI and Embedded Systems, M.Tech Water Resources Engineering, Ph.D Chemical Engineering, Ph.D Civil Engineering, Ph.D Computer Engineering, Ph.D Electrical Engineering, Ph.D Electronics Engineering</text:p>
          </table:table-cell>
          <table:table-cell office:value-type="string" table:style-name="ce1">
            <text:p>Boys Hostel, Girls Hostel, Gym, Library, Sports, Cafeteria, Auditorium, Medical/Hospital, Wifi, IT Infrastructure, Laboratories, Alumni Associations, Guest Room, Banks Facilities</text:p>
          </table:table-cell>
          <table:table-cell office:value-type="string" table:style-name="ce1">
            <text:p>Surat</text:p>
          </table:table-cell>
          <table:table-cell office:value-type="string" table:style-name="ce1">
            <text:p>Gujarat</text:p>
          </table:table-cell>
          <table:table-cell office:value-type="string" table:style-name="ce1">
            <text:p>India</text:p>
          </table:table-cell>
          <table:table-cell office:value-type="string" table:style-name="ce1">
            <text:p>Public/Government</text:p>
          </table:table-cell>
          <table:table-cell office:value-type="float" office:value="224208.3333" table:style-name="ce1">
            <text:p>224208.3333</text:p>
          </table:table-cell>
          <table:table-cell table:number-columns-repeated="16370"/>
        </table:table-row>
        <table:table-row table:style-name="ro1">
          <table:table-cell office:value-type="string" table:style-name="ce1">
            <text:p>National Institute of Technology Durgapur<text:s/></text:p>
          </table:table-cell>
          <table:table-cell office:value-type="string" table:style-name="ce1">
            <text:p>Co-Ed</text:p>
          </table:table-cell>
          <table:table-cell office:value-type="string" table:style-name="ce1">
            <text:p>187 Acres</text:p>
          </table:table-cell>
          <table:table-cell office:value-type="float" office:value="3580" table:style-name="ce1">
            <text:p>3580</text:p>
          </table:table-cell>
          <table:table-cell office:value-type="float" office:value="178" table:style-name="ce1">
            <text:p>178</text:p>
          </table:table-cell>
          <table:table-cell office:value-type="float" office:value="1960" table:style-name="ce1">
            <text:p>1960</text:p>
          </table:table-cell>
          <table:table-cell table:style-name="ce1"/>
          <table:table-cell office:value-type="string" table:style-name="ce1">
            <text:p>B.Tech Computer Science and Engineering, B.Tech Mechanical Engineering, B.Tech Electrical Engineering, B.Tech Electronics and Communication Engineering, B.Tech Civil Engineering, B.Tech Biotechnology Engineering, B.Tech Chemical Engineering, B.Tech Metallurgical and Materials Engineering, MBA, MCA, M.Tech Biotechnology Engineering, M.Tech Advanced Material Science and Technology, M.Tech Chemical Engineering, M.Tech Computer Science and Engineering, M.Tech Corrosion Science and Technology, M.Tech Information Technology, M.Tech Machine Design, M.Tech Metallurgy and Materials Technology, M.Tech Microelectronics and VLSI, M.Tech Operations Research, M.Tech Power Systems, M.Tech Structural Engineering, M.Tech Telecommunication Engineering, M.Tech Thermal Engineering, M.Sc Chemistry, M.Sc Mathematics, M.Sc Physics, M.Tech Entrepreneurship and Innovations, M.Tech Environmental Science and Technology, M.Tech Fluid Mechanics and Heat Transfer, M.Tech Geotechnical Engineering, M.Tech High Performance Computing, M.Tech Power Electronics and Machine Drives, M.Tech Software Engineering, M.Sc Chemistry Integrated, Ph.D Computer Science and Engineering, Ph.D Mathematics, Ph.D Mechanical Engineering, Ph.D Civil Engineering, B.Tech and M.Tech Biotechnology Engineering, B.Tech and M.Tech Chemical Engineering, BS and MS Chemical Engineering Dual Degree, Ph.D Electrical Engineering, Ph.D Biotechnology, Ph.D Chemical Engineering, Ph.D Chemistry, Ph.D Electronics and Communication Engineering, Ph.D Metallurgical and Materials Engineering, Ph.D Management Studies, Ph.D Physics, Ph.D Earth and Environmental Studies, Ph.D Humanities and Social Sciences, BS and MS Biotechnology Dual Degree</text:p>
          </table:table-cell>
          <table:table-cell office:value-type="string" table:style-name="ce1">
            <text:p>Boys Hostel, Girls Hostel, Gym, Sports, Cafeteria, Auditorium, Medical/Hospital, Wifi, IT Infrastructure, Laboratories, Alumni Associations</text:p>
          </table:table-cell>
          <table:table-cell office:value-type="string" table:style-name="ce1">
            <text:p>Durgapur</text:p>
          </table:table-cell>
          <table:table-cell office:value-type="string" table:style-name="ce1">
            <text:p>West Bengal</text:p>
          </table:table-cell>
          <table:table-cell office:value-type="string" table:style-name="ce1">
            <text:p>India</text:p>
          </table:table-cell>
          <table:table-cell office:value-type="string" table:style-name="ce1">
            <text:p>Public/Government</text:p>
          </table:table-cell>
          <table:table-cell office:value-type="float" office:value="296571.79489999998" table:style-name="ce1">
            <text:p>296571.7949</text:p>
          </table:table-cell>
          <table:table-cell table:number-columns-repeated="16370"/>
        </table:table-row>
        <table:table-row table:style-name="ro1">
          <table:table-cell office:value-type="string" table:style-name="ce1">
            <text:p>PES University</text:p>
          </table:table-cell>
          <table:table-cell office:value-type="string" table:style-name="ce1">
            <text:p>Co-Ed</text:p>
          </table:table-cell>
          <table:table-cell office:value-type="string" table:style-name="ce1">
            <text:p>25 Acres</text:p>
          </table:table-cell>
          <table:table-cell office:value-type="float" office:value="6465" table:style-name="ce1">
            <text:p>6465</text:p>
          </table:table-cell>
          <table:table-cell office:value-type="float" office:value="410" table:style-name="ce1">
            <text:p>410</text:p>
          </table:table-cell>
          <table:table-cell office:value-type="float" office:value="2013" table:style-name="ce1">
            <text:p>2013</text:p>
          </table:table-cell>
          <table:table-cell table:style-name="ce1"/>
          <table:table-cell office:value-type="string" table:style-name="ce1">
            <text:p>B.Tech Computer Science and Engineering, B.Tech Electronics and Communication Engineering, MBA, B.Tech Mechanical Engineering, BBA, B.Tech Electrical and Electronics Engineering, B.Tech Biotechnology Engineering, B.Tech Civil Engineering, BBA Hospitality and Event Management, BBA LLB Integrated, M.Tech Biotechnology Engineering, M.Tech Civil Engineering, M.Tech Computer Science and Engineering, M.Tech Electrical and Electronics Engineering, M.Tech Electronics and Communication Engineering, M.Tech Mechanical Engineering, MCA, Executive MBA Product Leadership, B.Arch, B.Des Communication Design, B.Des Interaction Design, B.Des Product Design, MS Engineering by Research Biotechnology, MS Engineering by Research Civil Engineering, MS Engineering by Research Computer Science and Engineering, MS Engineering by Research Electrical and Electronics Engineering, MS Engineering by Research Electronics and Communication Engineering, MS Engineering by Research Mechanical Engineering, Ph.D Biotechnology, Ph.D Civil Engineering, Ph.D Computer Applications, Ph.D Computer Science and Engineering, Ph.D Electrical and Electronics Engineering, Ph.D Electronics and Communication Engineering, Ph.D Management, Ph.D Mechanical Engineering</text:p>
          </table:table-cell>
          <table:table-cell office:value-type="string" table:style-name="ce1">
            <text:p>Boys Hostel, Girls Hostel, Library, Sports, Cafeteria, Auditorium, Medical/Hospital, IT Infrastructure, Classrooms, Laboratories, Alumni Associations</text:p>
          </table:table-cell>
          <table:table-cell office:value-type="string" table:style-name="ce1">
            <text:p>Bengaluru</text:p>
          </table:table-cell>
          <table:table-cell office:value-type="string" table:style-name="ce1">
            <text:p>Karnataka</text:p>
          </table:table-cell>
          <table:table-cell office:value-type="string" table:style-name="ce1">
            <text:p>India</text:p>
          </table:table-cell>
          <table:table-cell office:value-type="string" table:style-name="ce1">
            <text:p>Private</text:p>
          </table:table-cell>
          <table:table-cell office:value-type="float" office:value="276055.55560000002" table:style-name="ce1">
            <text:p>276055.5556</text:p>
          </table:table-cell>
          <table:table-cell table:number-columns-repeated="16370"/>
        </table:table-row>
        <table:table-row table:style-name="ro1">
          <table:table-cell office:value-type="string" table:style-name="ce1">
            <text:p>Indian Institute of Space Science and Technology</text:p>
          </table:table-cell>
          <table:table-cell office:value-type="string" table:style-name="ce1">
            <text:p>Co-Ed</text:p>
          </table:table-cell>
          <table:table-cell office:value-type="string" table:style-name="ce1">
            <text:p>100 Acres</text:p>
          </table:table-cell>
          <table:table-cell office:value-type="float" office:value="900" table:style-name="ce1">
            <text:p>900</text:p>
          </table:table-cell>
          <table:table-cell office:value-type="float" office:value="101" table:style-name="ce1">
            <text:p>101</text:p>
          </table:table-cell>
          <table:table-cell office:value-type="float" office:value="2007" table:style-name="ce1">
            <text:p>2007</text:p>
          </table:table-cell>
          <table:table-cell office:value-type="float" office:value="2.87" table:style-name="ce1">
            <text:p>2.87</text:p>
          </table:table-cell>
          <table:table-cell office:value-type="string" table:style-name="ce1">
            <text:p>B.Tech Aerospace Engineering, B.Tech Avionics, B.Tech Engineering Physics Dual Degree, M.Tech Earth System Science, M.Tech Optical Engineering, M.Tech Aerodynamics and Flight Mechanics, M.Tech Control Systems, M.Tech Digital Signal Processing, M.Tech Geoinformatics, M.Tech Machine Learning and Computing, M.Tech Material Science and Technology, M.Tech Power Electronics, M.Tech RF and Microwave Engineering, M.Tech Solid State Technology, M.Tech Structures and Design, M.Tech Thermal and Propulsion, M.Tech VLSI and Microsystems, MS Astronomy and Astrophysics, Ph.D Aerospace Engineering, Ph.D Avionics, Ph.D Chemistry, Ph.D Earth and Space Sciences, Ph.D Humanities, Ph.D Mathematics, Ph.D Physics</text:p>
          </table:table-cell>
          <table:table-cell office:value-type="string" table:style-name="ce1">
            <text:p>Boys Hostel, Girls Hostel, Library, Sports, Cafeteria, Medical/Hospital, IT Infrastructure, Laboratories, Banks Facilities</text:p>
          </table:table-cell>
          <table:table-cell office:value-type="string" table:style-name="ce1">
            <text:p>Thiruvananthapuram</text:p>
          </table:table-cell>
          <table:table-cell office:value-type="string" table:style-name="ce1">
            <text:p>Kerala</text:p>
          </table:table-cell>
          <table:table-cell office:value-type="string" table:style-name="ce1">
            <text:p>India</text:p>
          </table:table-cell>
          <table:table-cell office:value-type="string" table:style-name="ce1">
            <text:p>Public/Government</text:p>
          </table:table-cell>
          <table:table-cell office:value-type="float" office:value="99611.111109999998" table:style-name="ce1">
            <text:p>99611.11111</text:p>
          </table:table-cell>
          <table:table-cell table:number-columns-repeated="16370"/>
        </table:table-row>
        <table:table-row table:style-name="ro1">
          <table:table-cell office:value-type="string" table:style-name="ce1">
            <text:p>Indian Institute of Technology Banaras Hindu University Varanasi<text:s/></text:p>
          </table:table-cell>
          <table:table-cell office:value-type="string" table:style-name="ce1">
            <text:p>Co-Ed</text:p>
          </table:table-cell>
          <table:table-cell table:style-name="ce1"/>
          <table:table-cell office:value-type="float" office:value="5902" table:style-name="ce1">
            <text:p>5902</text:p>
          </table:table-cell>
          <table:table-cell office:value-type="float" office:value="338" table:style-name="ce1">
            <text:p>338</text:p>
          </table:table-cell>
          <table:table-cell office:value-type="float" office:value="1919" table:style-name="ce1">
            <text:p>1919</text:p>
          </table:table-cell>
          <table:table-cell table:style-name="ce1"/>
          <table:table-cell office:value-type="string" table:style-name="ce1">
            <text:p>B.Tech Chemical Engineering, B.Tech Mechanical Engineering, B.Tech Electronics Engineering, B.Tech Mining Engineering, B.Tech Civil Engineering, B.Tech Electrical Engineering, B.Tech Metallurgical Engineering, B.Tech Computer Science and Engineering, B.Tech Ceramic Engineering, B.Tech and M.Tech Mathematics and Computing, B.Tech and M.Tech Computer Science and Engineering, B.Tech and M.Tech Mechanical Engineering, B.Tech and M.Tech Civil Engineering, B.Tech and M.Tech Mining Engineering, B.Tech and M.Tech Engineering Physics, B.Tech and M.Tech Metallurgical Engineering, B.Tech and M.Tech Materials Science and Technology, B.Tech Electrical Engineering and M.Tech Power Electronics, B.Arch, B.Tech Biochemical Engineering and M.Tech Biochemical Engineering and Biotechnology, B.Tech Bioengineering and M.Tech Biomedical Technology, B.Tech and M.Tech Ceramic Engineering, B.Tech and M.Tech Industrial Chemistry, B.Tech and M.Tech Pharmacy Integrated, B.Tech Pharmacy, M.Pharma Pharmaceutical Chemistry, M.Pharma Pharmaceutics, M.Pharma Pharmacognosy, M.Pharma Pharmacology, M.Tech Alloy Technology, M.Tech Biochemical Engineering, M.Tech Biomedical Engineering, M.Tech Ceramic Engineering, M.Tech Chemical Engineering, M.Tech Communication System Engineering, M.Tech Control Systems, M.Tech Digital Techniques and Instrumentation, M.Tech Electrical Machines and Drives, M.Tech Environmental Engineering, M.Tech Extractive Metallurgy, M.Tech Geoinformatics Engineering, M.Tech Geosciences Engineering, M.Tech Geotechnical Engineering, M.Tech Hydraulics and Water Resources Engineering, M.Tech Industrial Management, M.Tech Machine Design, M.Tech Materials Science and Technology, M.Tech Microelectronics, M.Tech Microwave Engineering, M.Tech Mine Environment, M.Tech Mine Planning, M.Tech Power Electronics, M.Tech Power Systems, M.Tech Production Engineering, M.Tech Rock Mechanics, M.Tech Structural Engineering, M.Tech Systems Engineering, M.Tech Thermal and Fluid Engineering, M.Tech Transportation Engineering, Ph.D Biochemical Engineering, Ph.D Biomedical Engineering, Ph.D Ceramic Engineering, Ph.D Chemical Engineering, Ph.D Chemistry, Ph.D Civil Engineering, Ph.D Computer Science and Engineering, Ph.D Electrical Engineering, Ph.D Electronics Engineering, Ph.D Humanities and Social Sciences, Ph.D Industrial Management, Ph.D Materials Science and Technology, Ph.D Mathematical Sciences, Ph.D Mechanical Engineering, Ph.D Metallurgical Engineering, Ph.D Mining Engineering, Ph.D Pharmaceutical Chemistry, Ph.D Pharmaceutics, Ph.D Pharmacognosy, Ph.D Pharmacology, Ph.D Physics, Ph.D Systems Engineering</text:p>
          </table:table-cell>
          <table:table-cell office:value-type="string" table:style-name="ce1">
            <text:p>Boys Hostel, Girls Hostel, Gym, Library, Sports, Cafeteria, Auditorium, Medical/Hospital, Wifi, IT Infrastructure, Laboratories, Alumni Associations</text:p>
          </table:table-cell>
          <table:table-cell office:value-type="string" table:style-name="ce1">
            <text:p>Varanasi</text:p>
          </table:table-cell>
          <table:table-cell office:value-type="string" table:style-name="ce1">
            <text:p>Uttar Pradesh</text:p>
          </table:table-cell>
          <table:table-cell office:value-type="string" table:style-name="ce1">
            <text:p>India</text:p>
          </table:table-cell>
          <table:table-cell office:value-type="string" table:style-name="ce1">
            <text:p>Public/Government</text:p>
          </table:table-cell>
          <table:table-cell office:value-type="float" office:value="445083.01890000002" table:style-name="ce1">
            <text:p>445083.0189</text:p>
          </table:table-cell>
          <table:table-cell table:number-columns-repeated="16370"/>
        </table:table-row>
        <table:table-row table:style-name="ro1">
          <table:table-cell office:value-type="string" table:style-name="ce1">
            <text:p>Maharashtra Institute of Technology</text:p>
          </table:table-cell>
          <table:table-cell office:value-type="string" table:style-name="ce1">
            <text:p>Co-Ed</text:p>
          </table:table-cell>
          <table:table-cell office:value-type="string" table:style-name="ce1">
            <text:p>17 Acres</text:p>
          </table:table-cell>
          <table:table-cell office:value-type="float" office:value="1647" table:style-name="ce1">
            <text:p>1647</text:p>
          </table:table-cell>
          <table:table-cell office:value-type="float" office:value="235" table:style-name="ce1">
            <text:p>235</text:p>
          </table:table-cell>
          <table:table-cell office:value-type="float" office:value="1983" table:style-name="ce1">
            <text:p>1983</text:p>
          </table:table-cell>
          <table:table-cell table:style-name="ce1"/>
          <table:table-cell office:value-type="string" table:style-name="ce1">
            <text:p>BE Computer Engineering, BE Electronics and Telecommunication Engineering, BE Mechanical Engineering, BE Civil Engineering, BE Information Technology, BE Petroleum Engineering, BE Polymer Engineering, BE Mechanical Engineering Sandwich Pattern, BE Petrochemical Engineering, ME Civil Construction and Management, ME Computer Engineering, ME Design Engineering, ME Digital Systems, ME Heat Power Engineering, ME Information Technology, ME Petroleum Engineering, ME Structural Engineering, ME Polymer Engineering, Ph.D Civil Engineering, Ph.D Electronics Engineering, Ph.D Geology, Ph.D Mechanical Engineering, Ph.D Petroleum Engineering, Ph.D Polymer Engineering</text:p>
          </table:table-cell>
          <table:table-cell office:value-type="string" table:style-name="ce1">
            <text:p>Boys Hostel, Girls Hostel, Gym, Library, Sports, Cafeteria, Auditorium, Medical/Hospital, Wifi, IT Infrastructure, Alumni Associations, Banks Facilities</text:p>
          </table:table-cell>
          <table:table-cell office:value-type="string" table:style-name="ce1">
            <text:p>Pune</text:p>
          </table:table-cell>
          <table:table-cell office:value-type="string" table:style-name="ce1">
            <text:p>Maharashtra</text:p>
          </table:table-cell>
          <table:table-cell office:value-type="string" table:style-name="ce1">
            <text:p>India</text:p>
          </table:table-cell>
          <table:table-cell office:value-type="string" table:style-name="ce1">
            <text:p>Private</text:p>
          </table:table-cell>
          <table:table-cell office:value-type="float" office:value="695000" table:style-name="ce1">
            <text:p>695000</text:p>
          </table:table-cell>
          <table:table-cell table:number-columns-repeated="16370"/>
        </table:table-row>
        <table:table-row table:style-name="ro1">
          <table:table-cell office:value-type="string" table:style-name="ce1">
            <text:p>National Institute of Technology Delhi<text:s/></text:p>
          </table:table-cell>
          <table:table-cell office:value-type="string" table:style-name="ce1">
            <text:p>Co-Ed</text:p>
          </table:table-cell>
          <table:table-cell office:value-type="string" table:style-name="ce1">
            <text:p>51 Acres</text:p>
          </table:table-cell>
          <table:table-cell office:value-type="float" office:value="711" table:style-name="ce1">
            <text:p>711</text:p>
          </table:table-cell>
          <table:table-cell office:value-type="float" office:value="45" table:style-name="ce1">
            <text:p>45</text:p>
          </table:table-cell>
          <table:table-cell office:value-type="float" office:value="2010" table:style-name="ce1">
            <text:p>2010</text:p>
          </table:table-cell>
          <table:table-cell table:style-name="ce1"/>
          <table:table-cell office:value-type="string" table:style-name="ce1">
            <text:p>B.Tech Electrical and Electronics Engineering, B.Tech Computer Science and Engineering, B.Tech Electronics and Communication Engineering, M.Tech Computer Aided Design and Manufacturing, M.Tech Computer Science and Engineering with Analytics, M.Tech Electronics and Communication Engineering, M.Tech Power Electronics and Drives, M.Tech Smart Materials and Technology, M.Tech VLSI, Ph.D Applied Sciences, Ph.D Computer Science and Engineering, Ph.D Electrical and Electronics Engineering, Ph.D Electronics and Communication Engineering, Ph.D Humanities and Management, Ph.D Mechanical Engineering</text:p>
          </table:table-cell>
          <table:table-cell office:value-type="string" table:style-name="ce1">
            <text:p>Boys Hostel, Girls Hostel, Gym, Library, Sports, Cafeteria, Auditorium, Medical/Hospital, Wifi, IT Infrastructure, Classrooms, Transport, Laboratories, Alumni Associations</text:p>
          </table:table-cell>
          <table:table-cell office:value-type="string" table:style-name="ce1">
            <text:p>New Delhi</text:p>
          </table:table-cell>
          <table:table-cell office:value-type="string" table:style-name="ce1">
            <text:p>Delhi</text:p>
          </table:table-cell>
          <table:table-cell office:value-type="string" table:style-name="ce1">
            <text:p>India</text:p>
          </table:table-cell>
          <table:table-cell office:value-type="string" table:style-name="ce1">
            <text:p>Public/Government</text:p>
          </table:table-cell>
          <table:table-cell office:value-type="float" office:value="321666.6667" table:style-name="ce1">
            <text:p>321666.6667</text:p>
          </table:table-cell>
          <table:table-cell table:number-columns-repeated="16370"/>
        </table:table-row>
        <table:table-row table:style-name="ro1">
          <table:table-cell office:value-type="string" table:style-name="ce1">
            <text:p>Veermata Jijabai Technological Institute</text:p>
          </table:table-cell>
          <table:table-cell office:value-type="string" table:style-name="ce1">
            <text:p>Co-Ed</text:p>
          </table:table-cell>
          <table:table-cell office:value-type="string" table:style-name="ce1">
            <text:p>16 Acres</text:p>
          </table:table-cell>
          <table:table-cell office:value-type="float" office:value="3575" table:style-name="ce1">
            <text:p>3575</text:p>
          </table:table-cell>
          <table:table-cell office:value-type="float" office:value="134" table:style-name="ce1">
            <text:p>134</text:p>
          </table:table-cell>
          <table:table-cell office:value-type="float" office:value="1887" table:style-name="ce1">
            <text:p>1887</text:p>
          </table:table-cell>
          <table:table-cell table:style-name="ce1"/>
          <table:table-cell office:value-type="string" table:style-name="ce1">
            <text:p>B.Tech Civil Engineering, B.Tech Computer Engineering, B.Tech Electrical Engineering, B.Tech Electronics and Telecommunication Engineering, B.Tech Electronics Engineering, B.Tech Information Technology, B.Tech Mechanical Engineering, B.Tech Production Engineering, B.Tech Textile Technology, Diploma in Chemical Engineering, Diploma in Civil and Environmental Engineering, Diploma in Electrical Engineering, Diploma in Electronics Engineering, Diploma in Mechanical Engineering, Diploma in Technical Chemistry, Diploma in Textile Manufactures, MCA, M.Tech Project Management, Post Graduate Diploma in Industrial Engineering, Post Diploma in Computer Aided Design and Manufacture, Post Graduate Diploma in Food Drug and Cosmetics, M.Tech Automobile Engineering, M.Tech Computer Engineering, M.Tech Control System, M.Tech Electronics and Telecommunication Engineering, M.Tech Electronics Engineering, M.Tech Machine Design, M.Tech Power Systems, M.Tech Structural Engineering, M.Tech Thermal Engineering, M.Tech Software Engineering, Post Diploma in Automobile Engineering, M.Tech CAD CAM, M.Tech Construction Management, M.Tech Network Infrastructure Management, M.Tech Production Engineering, M.Tech Textile Technology, M.Tech Environmental Engineering, Ph.D Chemistry, Ph.D Civil Engineering, Ph.D Computer Applications, Ph.D Computer Engineering and Information Technology, Ph.D Electrical Engineering, Ph.D Electronics Engineering, Ph.D Mechanical Engineering, Ph.D Physics, Ph.D Production Engineering, Ph.D Textile Technology</text:p>
          </table:table-cell>
          <table:table-cell office:value-type="string" table:style-name="ce1">
            <text:p>Boys Hostel, Girls Hostel, Gym, Library, Sports, Cafeteria, Auditorium, IT Infrastructure, Convenience Store, Alumni Associations</text:p>
          </table:table-cell>
          <table:table-cell office:value-type="string" table:style-name="ce1">
            <text:p>Mumbai</text:p>
          </table:table-cell>
          <table:table-cell office:value-type="string" table:style-name="ce1">
            <text:p>Maharashtra</text:p>
          </table:table-cell>
          <table:table-cell office:value-type="string" table:style-name="ce1">
            <text:p>India</text:p>
          </table:table-cell>
          <table:table-cell office:value-type="string" table:style-name="ce1">
            <text:p>Public/Government</text:p>
          </table:table-cell>
          <table:table-cell office:value-type="float" office:value="177209.4118" table:style-name="ce1">
            <text:p>177209.4118</text:p>
          </table:table-cell>
          <table:table-cell table:number-columns-repeated="16370"/>
        </table:table-row>
        <table:table-row table:style-name="ro1">
          <table:table-cell office:value-type="string" table:style-name="ce1">
            <text:p>Amrita School of Engineering</text:p>
          </table:table-cell>
          <table:table-cell office:value-type="string" table:style-name="ce1">
            <text:p>Co-Ed</text:p>
          </table:table-cell>
          <table:table-cell table:number-columns-repeated="2" table:style-name="ce1"/>
          <table:table-cell office:value-type="float" office:value="300" table:style-name="ce1">
            <text:p>300</text:p>
          </table:table-cell>
          <table:table-cell office:value-type="float" office:value="1994" table:style-name="ce1">
            <text:p>1994</text:p>
          </table:table-cell>
          <table:table-cell table:style-name="ce1"/>
          <table:table-cell office:value-type="string" table:style-name="ce1">
            <text:p>B.Tech Computer Science and Engineering, B.Tech Electronics and Communication Engineering, B.Tech Mechanical Engineering, B.Tech Electrical and Electronics Engineering, B.Tech Aerospace Engineering, B.Tech Artificial Intelligence, B.Tech Chemical Engineering, B.Tech Civil Engineering, B.Tech Computer and Communication Engineering, B.Tech Electrical and Computer Engineering, M.Tech Artificial Intelligence and Data Science, M.Tech Automotive Electronics, M.Tech Automotive Engineering, M.Tech Biomedical Engineering, M.Tech Communications Systems, M.Tech Computational Engineering and Networking, M.Tech Computer Science and Engineering, M.Tech Cyber Security, M.Tech Embedded Systems, M.Tech Manufacturing Engineering, M.Tech Power Electronics, M.Tech Structural and Construction Engineering, M.Tech VLSI Design, M.Tech Engineering Design, M.Tech Materials Science and Engineering, M.Tech Renewable Energy Technologies, B.Tech Electronics and Instrumentation Engineering, M.Sc Chemistry Integrated, M.Sc Data Science Integrated, M.Sc Mathematics Integrated, M.Sc Physics Integrated, M.Tech Communication Engineering and Signal Processing, M.Tech Computer Vision and Image Processing, M.Tech Industrial Intelligent Systems, M.Tech Remote Sensing and Wireless Sensor Network</text:p>
          </table:table-cell>
          <table:table-cell office:value-type="string" table:style-name="ce1">
            <text:p>Boys Hostel, Girls Hostel, Gym, Library, Sports, Cafeteria, Auditorium, Medical/Hospital, Wifi, IT Infrastructure, Swimming Pool, Convenience Store, Alumni Associations, Guest Room, Banks Facilities</text:p>
          </table:table-cell>
          <table:table-cell office:value-type="string" table:style-name="ce1">
            <text:p>Coimbatore</text:p>
          </table:table-cell>
          <table:table-cell office:value-type="string" table:style-name="ce1">
            <text:p>Tamil Nadu</text:p>
          </table:table-cell>
          <table:table-cell office:value-type="string" table:style-name="ce1">
            <text:p>India</text:p>
          </table:table-cell>
          <table:table-cell office:value-type="string" table:style-name="ce1">
            <text:p>Private</text:p>
          </table:table-cell>
          <table:table-cell office:value-type="float" office:value="649857.14289999998" table:style-name="ce1">
            <text:p>649857.1429</text:p>
          </table:table-cell>
          <table:table-cell table:number-columns-repeated="16370"/>
        </table:table-row>
        <table:table-row table:style-name="ro1">
          <table:table-cell office:value-type="string" table:style-name="ce1">
            <text:p>National Institute of Technology Kurukshetra<text:s/></text:p>
          </table:table-cell>
          <table:table-cell office:value-type="string" table:style-name="ce1">
            <text:p>Co-Ed</text:p>
          </table:table-cell>
          <table:table-cell office:value-type="string" table:style-name="ce1">
            <text:p>300 Acres</text:p>
          </table:table-cell>
          <table:table-cell office:value-type="float" office:value="4660" table:style-name="ce1">
            <text:p>4660</text:p>
          </table:table-cell>
          <table:table-cell office:value-type="float" office:value="179" table:style-name="ce1">
            <text:p>179</text:p>
          </table:table-cell>
          <table:table-cell office:value-type="float" office:value="2008" table:style-name="ce1">
            <text:p>2008</text:p>
          </table:table-cell>
          <table:table-cell table:style-name="ce1"/>
          <table:table-cell office:value-type="string" table:style-name="ce1">
            <text:p>B.Tech Civil Engineering, B.Tech Electrical Engineering, B.Tech Electronics and Communication Engineering, B.Tech Mechanical Engineering, B.Tech Computer Engineering, B.Tech Information Technology, B.Tech Production and Industrial Engineering, MBA, MCA, M.Tech VLSI Design, M.Tech Computer Engineering, M.Tech Electronics and Communication Engineering, M.Tech Thermal Engineering, M.Tech Environmental Engineering, M.Tech Control System, M.Tech Cyber Security, M.Tech Embedded System Design, M.Tech Industrial and Production Engineering, M.Tech Instrumentation, M.Tech Machine Design, M.Tech Material Science and Technology, M.Tech Nanotechnology, M.Tech Power Electronics and Drives, M.Tech Power System, M.Tech Renewable Energy Systems, M.Tech Structural Engineering, M.Tech Soil Mechanics and Foundation Engineering, M.Tech Transportation Engineering, M.Tech Water Resource Engineering, Ph.D Biomedical Engineering, Ph.D Business Administration, Ph.D Chemistry, Ph.D Civil Engineering, Ph.D Computer Applications, Ph.D Computer Engineering, Ph.D Electrical Engineering, Ph.D Electronics and Communication Engineering, Ph.D Humanities and Social Sciences, Ph.D Industrial Engineering and Management, Ph.D Information Technology, Ph.D Material Science and Nanotechnology, Ph.D Mathematics, Ph.D Mechanical Engineering, Ph.D Physics, Ph.D Renewable Energy and Efficiency, Ph.D VLSI Design and Embedded Systems</text:p>
          </table:table-cell>
          <table:table-cell office:value-type="string" table:style-name="ce1">
            <text:p>Boys Hostel, Girls Hostel, Gym, Library, Sports, Cafeteria, Auditorium, Medical/Hospital, Wifi, IT Infrastructure, Laboratories, Swimming Pool, Alumni Associations, Banks Facilities</text:p>
          </table:table-cell>
          <table:table-cell office:value-type="string" table:style-name="ce1">
            <text:p>Kurukshetra</text:p>
          </table:table-cell>
          <table:table-cell office:value-type="string" table:style-name="ce1">
            <text:p>Haryana</text:p>
          </table:table-cell>
          <table:table-cell office:value-type="string" table:style-name="ce1">
            <text:p>India</text:p>
          </table:table-cell>
          <table:table-cell office:value-type="string" table:style-name="ce1">
            <text:p>Public/Government</text:p>
          </table:table-cell>
          <table:table-cell office:value-type="float" office:value="274000" table:style-name="ce1">
            <text:p>274000</text:p>
          </table:table-cell>
          <table:table-cell table:number-columns-repeated="16370"/>
        </table:table-row>
        <table:table-row table:style-name="ro1">
          <table:table-cell office:value-type="string" table:style-name="ce1">
            <text:p>MIT College of Engineering</text:p>
          </table:table-cell>
          <table:table-cell office:value-type="string" table:style-name="ce1">
            <text:p>Co-Ed</text:p>
          </table:table-cell>
          <table:table-cell table:style-name="ce1"/>
          <table:table-cell office:value-type="float" office:value="1607" table:style-name="ce1">
            <text:p>1607</text:p>
          </table:table-cell>
          <table:table-cell office:value-type="float" office:value="152" table:style-name="ce1">
            <text:p>152</text:p>
          </table:table-cell>
          <table:table-cell office:value-type="float" office:value="2001" table:style-name="ce1">
            <text:p>2001</text:p>
          </table:table-cell>
          <table:table-cell table:style-name="ce1"/>
          <table:table-cell office:value-type="string" table:style-name="ce1">
            <text:p>B.Tech Computer Science and Engineering, B.Tech Mechanical Engineering, B.Tech Civil Engineering, B.Tech Electronics and Communication Engineering, B.Tech Chemical Engineering, B.Tech Electrical Engineering, B.Tech Petroleum Engineering, B.Tech Polymer Engineering, B.Tech Robotics and Automation Engineering, MBA, MBA II Shift, M.Tech Construction Engineering and Management, M.Tech Data Science and Analytics, M.Tech Design Engineering, M.Tech Structural Engineering, M.Tech CAD CAM CAE, M.Tech Communication Networks and Software, M.Tech High Performance Computing and Cloud Computing, M.Tech Network Management and Cyber Security, M.Tech Petroleum Engineering, M.Tech Polymer Engineering, M.Tech Thermal Engineering, M.Tech Tunnel Engineering, M.Tech VLSI Design and Embedded Systems</text:p>
          </table:table-cell>
          <table:table-cell office:value-type="string" table:style-name="ce1">
            <text:p>Boys Hostel, Girls Hostel, Gym, Library, Sports, Cafeteria, Auditorium, Medical/Hospital, Wifi, IT Infrastructure, Alumni Associations</text:p>
          </table:table-cell>
          <table:table-cell office:value-type="string" table:style-name="ce1">
            <text:p>Pune</text:p>
          </table:table-cell>
          <table:table-cell office:value-type="string" table:style-name="ce1">
            <text:p>Maharashtra</text:p>
          </table:table-cell>
          <table:table-cell office:value-type="string" table:style-name="ce1">
            <text:p>India</text:p>
          </table:table-cell>
          <table:table-cell office:value-type="string" table:style-name="ce1">
            <text:p>Private</text:p>
          </table:table-cell>
          <table:table-cell office:value-type="float" office:value="943500" table:style-name="ce1">
            <text:p>943500</text:p>
          </table:table-cell>
          <table:table-cell table:number-columns-repeated="16370"/>
        </table:table-row>
        <table:table-row table:style-name="ro1">
          <table:table-cell office:value-type="string" table:style-name="ce1">
            <text:p>College of Engineering</text:p>
          </table:table-cell>
          <table:table-cell office:value-type="string" table:style-name="ce1">
            <text:p>Co-Ed</text:p>
          </table:table-cell>
          <table:table-cell office:value-type="string" table:style-name="ce1">
            <text:p>223 Acres</text:p>
          </table:table-cell>
          <table:table-cell office:value-type="float" office:value="8301" table:style-name="ce1">
            <text:p>8301</text:p>
          </table:table-cell>
          <table:table-cell office:value-type="float" office:value="271" table:style-name="ce1">
            <text:p>271</text:p>
          </table:table-cell>
          <table:table-cell office:value-type="float" office:value="1974" table:style-name="ce1">
            <text:p>1974</text:p>
          </table:table-cell>
          <table:table-cell table:style-name="ce1"/>
          <table:table-cell office:value-type="string" table:style-name="ce1">
            <text:p>BE Computer Science and Engineering, B.Tech Information Technology, BE Electronics and Communication Engineering, BE Mechanical Engineering, BE Biomedical Engineering, BE Civil Engineering, BE Electrical and Electronics Engineering, BE Geoinformatics, BE Industrial Engineering, BE Manufacturing Engineering, BE Printing Technology, MBA, MBA Tourism Management, MCA, M.Tech Information Technology, ME Computer Science and Engineering, BE Mining Engineering, ME Computer Science and Engineering with Specialization in Big Data Analytics, ME VLSI Design and Embedded Systems, ME Wireless Technologies, M.Tech Laser and Electro Optical Engineering, ME Applied Electronics, ME Avionics, ME Biomedical Engineering, ME Coastal Management, ME Communication and Networking, ME Communication Systems, ME Computer Integrated Manufacturing, ME Construction Engineering and Management, ME Control and Instrumentation Engineering, ME Embedded System Technologies, ME Energy Engineering, ME Engineering Design, ME Environmental Engineering, ME Environmental Management, ME High Voltage Engineering, ME Hydrology and Water Resources Engineering, ME Industrial Engineering, ME Instrumentation Engineering, ME Integrated Water Resources Management, ME Internal Combustion Engineering, ME Irrigation Water Management, ME Manufacturing Engineering, ME Manufacturing Systems and Management, ME Mechatronics, ME Medical Electronics, ME Multimedia Technology, ME Power Electronics and Drives, ME Power Engineering and Management, ME Power Systems Engineering, ME Printing and Packaging Technology, ME Quality Engineering Management, ME Remote Sensing and Geomatics, ME Software Engineering, ME Soil Mechanics and Foundation Engineering, ME Solar Energy, ME Structural Engineering, ME Thermal Engineering, ME Transportation Engineering, ME VLSI Design, BE Agricultural and Irrigation, BE Civil Engineering Tamil Medium, BE Material Science and Engineering, BE Mechanical Engineering Tamil Medium, M.Phil Chemistry, M.Phil Crystal Science, M.Phil English, M.Phil Mathematics, M.Phil Medical Physics, M.Phil Physics, M.Sc Applied Chemistry, M.Sc Applied Geology, M.Sc Applied Mathematics, M.Sc Computer Science Integrated, M.Sc Electronic Media, M.Sc Electronic Media Integrated, M.Sc Environmental Science, M.Sc Information Technology Integrated, M.Sc Materials Science, M.Sc Medical Physics, ME Computer Aided Design, ME Green Manufacturing, ME Product Design and Development, ME Systems Engineering and Operations Research</text:p>
          </table:table-cell>
          <table:table-cell office:value-type="string" table:style-name="ce1">
            <text:p>Boys Hostel, Girls Hostel, Gym, Library, Sports, Cafeteria, Auditorium, Medical/Hospital, Wifi, IT Infrastructure, Transport, Swimming Pool, Convenience Store, Alumni Associations, Banks Facilities</text:p>
          </table:table-cell>
          <table:table-cell office:value-type="string" table:style-name="ce1">
            <text:p>Chennai</text:p>
          </table:table-cell>
          <table:table-cell office:value-type="string" table:style-name="ce1">
            <text:p>Tamil Nadu</text:p>
          </table:table-cell>
          <table:table-cell office:value-type="string" table:style-name="ce1">
            <text:p>India</text:p>
          </table:table-cell>
          <table:table-cell office:value-type="string" table:style-name="ce1">
            <text:p>Public/Government</text:p>
          </table:table-cell>
          <table:table-cell office:value-type="float" office:value="100167.9412" table:style-name="ce1">
            <text:p>100167.9412</text:p>
          </table:table-cell>
          <table:table-cell table:number-columns-repeated="16370"/>
        </table:table-row>
        <table:table-row table:style-name="ro1">
          <table:table-cell office:value-type="string" table:style-name="ce1">
            <text:p>Malaviya National Institute of Technology Jaipur<text:s/></text:p>
          </table:table-cell>
          <table:table-cell office:value-type="string" table:style-name="ce1">
            <text:p>Co-Ed</text:p>
          </table:table-cell>
          <table:table-cell office:value-type="string" table:style-name="ce1">
            <text:p>317 Acres</text:p>
          </table:table-cell>
          <table:table-cell office:value-type="float" office:value="4519" table:style-name="ce1">
            <text:p>4519</text:p>
          </table:table-cell>
          <table:table-cell office:value-type="float" office:value="194" table:style-name="ce1">
            <text:p>194</text:p>
          </table:table-cell>
          <table:table-cell office:value-type="float" office:value="2007" table:style-name="ce1">
            <text:p>2007</text:p>
          </table:table-cell>
          <table:table-cell table:style-name="ce1"/>
          <table:table-cell office:value-type="string" table:style-name="ce1">
            <text:p>B.Tech Computer Science and Engineering, B.Tech Electrical Engineering, B.Tech Electronics and Communication Engineering, B.Tech Mechanical Engineering, B.Tech Chemical Engineering, B.Tech Civil Engineering, B.Tech Metallurgical and Materials Engineering, B.Arch, MBA, M.Sc Applied Chemistry, M.Sc Applied Mathematics, M.Sc Applied Physics, M.Tech Chemical Engineering, M.Tech Computer Engineering, M.Tech Electronics and Communication Engineering, M.Tech Industrial Engineering, M.Tech Renewable Energy, M.Tech VLSI Design, M.Plan Urban Planning, M.Tech Metallurgical and Materials Engineering, M.Tech Disaster Assessment and Mitigation, M.Tech Environmental Engineering, M.Tech Structural Engineering, M.Tech Transportation Engineering, M.Tech Steel Technology, M.Tech Water Resource Engineering, M.Tech Computer Engineering and Information Security, M.Tech Embedded Systems, M.Tech Materials Science and Engineering, M.Tech Power Electronics and Drives, M.Tech Wireless and Optical Communication, M.Tech Design Engineering, M.Tech Earthquake Engineering, M.Tech Thermal Engineering, M.Tech Production Engineering, B.Tech Information Technology, M.Tech Power System Engineering, Ph.D Architecture and Planning, Ph.D Chemical Engineering, Ph.D Chemistry, Ph.D Civil Engineering, Ph.D Computer Science and Engineering, Ph.D Electrical Engineering, Ph.D Electronics and Communication Engineering, Ph.D Energy and Environment Engineering, Ph.D Humanities and Social Sciences, Ph.D Management, Ph.D Mathematics, Ph.D Mechanical Engineering, Ph.D Metallurgical and Materials Engineering, Ph.D Physics</text:p>
          </table:table-cell>
          <table:table-cell office:value-type="string" table:style-name="ce1">
            <text:p>Boys Hostel, Girls Hostel, Library, Sports, Cafeteria, Medical/Hospital, IT Infrastructure, Guest Room, Banks Facilities</text:p>
          </table:table-cell>
          <table:table-cell office:value-type="string" table:style-name="ce1">
            <text:p>Jaipur</text:p>
          </table:table-cell>
          <table:table-cell office:value-type="string" table:style-name="ce1">
            <text:p>Rajasthan</text:p>
          </table:table-cell>
          <table:table-cell office:value-type="string" table:style-name="ce1">
            <text:p>India</text:p>
          </table:table-cell>
          <table:table-cell office:value-type="string" table:style-name="ce1">
            <text:p>Public/Government</text:p>
          </table:table-cell>
          <table:table-cell office:value-type="float" office:value="357081.08110000001" table:style-name="ce1">
            <text:p>357081.0811</text:p>
          </table:table-cell>
          <table:table-cell table:number-columns-repeated="16370"/>
        </table:table-row>
        <table:table-row table:number-rows-repeated="10485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Heading_32_4" style:display-name="Heading 4" style:family="table-cell" style:data-style-name="N0">
      <style:text-properties fo:color="#44546A"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aditya panchal</meta:initial-creator>
    <dc:creator>aditya panchal</dc:creator>
    <meta:creation-date>2023-09-19T09:57:43Z</meta:creation-date>
    <dc:date>2023-09-19T09:57:44Z</dc:date>
  </office:meta>
</office:document-meta>
</file>